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067d1"/>
    </style:style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9200"/>
    </style:style>
    <style:style style:name="fr3" style:family="graphic" style:parent-style-name="OLE">
      <style:graphic-properties style:horizontal-pos="center" style:horizontal-rel="paragraph" draw:ole-draw-aspect="36784"/>
    </style:style>
    <style:style style:name="fr4" style:family="graphic" style:parent-style-name="OLE">
      <style:graphic-properties style:horizontal-pos="center" style:horizontal-rel="paragraph" draw:ole-draw-aspect="55584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42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3" text:anchor-type="paragraph" svg:width="6.2992in" svg:height="3.5429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draw:frame draw:style-name="fr2" draw:name="Object4" text:anchor-type="paragraph" svg:width="6.2992in" svg:height="3.5429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><draw:frame draw:style-name="fr1" draw:name="Object1" text:anchor-type="paragraph" svg:width="6.2992in" svg:height="3.5429in" draw:z-index="3"><draw:object xlink:href="./Object 1" xlink:type="simple" xlink:show="embed" xlink:actuate="onLoad"/><draw:image xlink:href="./ObjectReplacements/Object 1" xlink:type="simple" xlink:show="embed" xlink:actuate="onLoad"/><svg:desc>chart</svg:desc></draw:frame><text:soft-page-break/></text:p>
      <text:p text:style-name="P2"/>
      <text:p text:style-name="P2"/>
      <text:p text:style-name="P2"/>
      <text:p text:style-name="P2"><draw:frame draw:style-name="fr3" draw:name="Object2" text:anchor-type="paragraph" svg:width="6.2992in" svg:height="3.5429in" draw:z-index="4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</text:p>
      <text:p text:style-name="P1"><draw:frame draw:style-name="fr4" draw:name="Object5" text:anchor-type="paragraph" svg:width="6.2992in" svg:height="3.5429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><draw:frame draw:style-name="fr5" draw:name="Object6" text:anchor-type="paragraph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Rheddane</meta:initial-creator>
    <meta:creation-date>2013-01-23T13:57:52</meta:creation-date>
    <dc:date>2013-01-23T14:08:21</dc:date>
    <dc:creator>Ahmed Rheddane</dc:creator>
    <meta:editing-duration>PT1M51S</meta:editing-duration>
    <meta:editing-cycles>4</meta:editing-cycles>
    <meta:generator>LibreOffice/3.6$Linux_X86_64 LibreOffice_project/360m1$Build-2</meta:generator>
    <meta:document-statistic meta:table-count="0" meta:image-count="0" meta:object-count="6" meta:page-count="3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363cm" svg:y="0.315cm" chart:style-name="ch2">
          <text:p>RR; 30%/70%; 500 msg/s</text:p>
        </chart:title>
        <chart:legend chart:legend-position="end" svg:x="14.205cm" svg:y="3.951cm" style:legend-expansion="high" chart:style-name="ch3"/>
        <chart:plot-area chart:style-name="ch4" chart:data-source-has-labels="both" svg:x="0.769cm" svg:y="1.631cm" svg:width="12.798cm" svg:height="6.769cm">
          <chartooo:coordinate-region svg:x="2.131cm" svg:y="1.83cm" svg:width="11.264cm" svg:height="5.525cm"/>
          <chart:axis chart:dimension="x" chart:name="primary-x" chart:style-name="ch5" chartooo:axis-type="auto">
            <chartooo:date-scale/>
            <chart:categories table:cell-range-address="local-table.$A$2:.$A$22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221" chart:label-cell-address="local-table.$B$1" chart:class="chart:line">
            <chart:data-point chart:repeated="2220"/>
          </chart:series>
          <chart:series chart:style-name="ch8" chart:values-cell-range-address="local-table.$C$2:.$C$2221" chart:label-cell-address="local-table.$C$1" chart:class="chart:line">
            <chart:data-point chart:repeated="22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</table:table-cell>
              <table:table-cell office:value-type="string">
                <text:p>Q2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2">
                <text:p>73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14">
                <text:p>91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03">
                <text:p>110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79">
                <text:p>127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95">
                <text:p>1295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21">
                <text:p>1521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41">
                <text:p>1441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87">
                <text:p>138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99">
                <text:p>1199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92">
                <text:p>1092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96">
                <text:p>99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71">
                <text:p>971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6">
                <text:p>876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50">
                <text:p>85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27">
                <text:p>627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13">
                <text:p>513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6">
                <text:p>486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86">
                <text:p>486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43">
                <text:p>543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61">
                <text:p>361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3">
                <text:p>253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735">
                <text:p>773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931">
                <text:p>793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831">
                <text:p>883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332">
                <text:p>933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777">
                <text:p>97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934">
                <text:p>993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27">
                <text:p>1002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528">
                <text:p>1052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839">
                <text:p>1083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081">
                <text:p>1108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437">
                <text:p>114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541">
                <text:p>1154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744">
                <text:p>1174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837">
                <text:p>1183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937">
                <text:p>1193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151">
                <text:p>1215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337">
                <text:p>1233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451">
                <text:p>124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537">
                <text:p>1253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642">
                <text:p>1264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848">
                <text:p>1284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2945">
                <text:p>1294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143">
                <text:p>1314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260">
                <text:p>132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459">
                <text:p>1345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762">
                <text:p>1376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050">
                <text:p>1405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221">
                <text:p>1422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264">
                <text:p>1426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351">
                <text:p>1435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450">
                <text:p>144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567">
                <text:p>1456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654">
                <text:p>1465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750">
                <text:p>1475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956">
                <text:p>149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054">
                <text:p>1505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154">
                <text:p>1515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259">
                <text:p>1525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354">
                <text:p>1535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460">
                <text:p>1546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622">
                <text:p>1562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750">
                <text:p>1575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860">
                <text:p>1586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953">
                <text:p>1595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055">
                <text:p>160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162">
                <text:p>16162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471">
                <text:p>164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559">
                <text:p>1655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659">
                <text:p>1665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765">
                <text:p>1676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860">
                <text:p>1686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958">
                <text:p>1695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062">
                <text:p>1706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162">
                <text:p>1716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255">
                <text:p>172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357">
                <text:p>1735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456">
                <text:p>174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561">
                <text:p>1756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874">
                <text:p>1787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7962">
                <text:p>1796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085">
                <text:p>1808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275">
                <text:p>1827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364">
                <text:p>1836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465">
                <text:p>184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564">
                <text:p>1856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664">
                <text:p>1866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779">
                <text:p>1877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867">
                <text:p>1886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967">
                <text:p>1896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070">
                <text:p>1907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170">
                <text:p>1917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267">
                <text:p>1926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477">
                <text:p>194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568">
                <text:p>1956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743">
                <text:p>1974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765">
                <text:p>1976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870">
                <text:p>1987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971">
                <text:p>1997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67">
                <text:p>2006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268">
                <text:p>2026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382">
                <text:p>2038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571">
                <text:p>2057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673">
                <text:p>2067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769">
                <text:p>2076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871">
                <text:p>2087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073">
                <text:p>2107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275">
                <text:p>212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370">
                <text:p>2137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473">
                <text:p>2147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586">
                <text:p>2158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674">
                <text:p>2167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777">
                <text:p>2177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1971">
                <text:p>2197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074">
                <text:p>2207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181">
                <text:p>2218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313">
                <text:p>2231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379">
                <text:p>2237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478">
                <text:p>224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650">
                <text:p>2265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774">
                <text:p>2277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078">
                <text:p>2307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179">
                <text:p>2317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281">
                <text:p>2328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484">
                <text:p>234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882">
                <text:p>2388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3978">
                <text:p>2397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183">
                <text:p>2418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285">
                <text:p>2428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386">
                <text:p>2438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486">
                <text:p>244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787">
                <text:p>2478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4987">
                <text:p>2498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87">
                <text:p>2508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184">
                <text:p>251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299">
                <text:p>2529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597">
                <text:p>25597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894">
                <text:p>2589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196">
                <text:p>2619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299">
                <text:p>2629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490">
                <text:p>264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797">
                <text:p>2679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899">
                <text:p>2689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6999">
                <text:p>2699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097">
                <text:p>2709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195">
                <text:p>2719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293">
                <text:p>2729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494">
                <text:p>2749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602">
                <text:p>2760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794">
                <text:p>2779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7899">
                <text:p>2789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8002">
                <text:p>28002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201">
                <text:p>2820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291">
                <text:p>2829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402">
                <text:p>284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497">
                <text:p>2849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601">
                <text:p>2860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694">
                <text:p>2869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799">
                <text:p>2879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8899">
                <text:p>2889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9003">
                <text:p>2900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099">
                <text:p>2909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203">
                <text:p>2920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307">
                <text:p>2930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399">
                <text:p>2939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604">
                <text:p>2960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707">
                <text:p>29707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803">
                <text:p>2980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29903">
                <text:p>2990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30007">
                <text:p>3000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102">
                <text:p>301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209">
                <text:p>3020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307">
                <text:p>30307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402">
                <text:p>304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501">
                <text:p>305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603">
                <text:p>3060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698">
                <text:p>30698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847">
                <text:p>3084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903">
                <text:p>3090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982">
                <text:p>3098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123">
                <text:p>3112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205">
                <text:p>3120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303">
                <text:p>31303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403">
                <text:p>31403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511">
                <text:p>3151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604">
                <text:p>3160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700">
                <text:p>3170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803">
                <text:p>3180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1911">
                <text:p>3191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32009">
                <text:p>3200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106">
                <text:p>3210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213">
                <text:p>32213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305">
                <text:p>323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403">
                <text:p>3240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502">
                <text:p>325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608">
                <text:p>3260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702">
                <text:p>3270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803">
                <text:p>3280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2905">
                <text:p>3290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33010">
                <text:p>3301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106">
                <text:p>3310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205">
                <text:p>3320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308">
                <text:p>3330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401">
                <text:p>3340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504">
                <text:p>335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608">
                <text:p>3360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704">
                <text:p>3370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803">
                <text:p>3380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3908">
                <text:p>3390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34009">
                <text:p>3400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4108">
                <text:p>3410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4209">
                <text:p>3420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4309">
                <text:p>34309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4448">
                <text:p>3444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4506">
                <text:p>345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4609">
                <text:p>34609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07">
                <text:p>107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41">
                <text:p>41</text:p>
              </table:table-cell>
              <table:table-cell office:value-type="float" office:value="34803">
                <text:p>3480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4910">
                <text:p>3491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5011">
                <text:p>3501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107">
                <text:p>3510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8">
                <text:p>18</text:p>
              </table:table-cell>
              <table:table-cell office:value-type="float" office:value="35207">
                <text:p>35207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309">
                <text:p>3530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408">
                <text:p>3540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505">
                <text:p>3550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607">
                <text:p>3560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708">
                <text:p>3570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808">
                <text:p>3580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5907">
                <text:p>3590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36010">
                <text:p>3601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111">
                <text:p>3611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205">
                <text:p>36205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308">
                <text:p>3630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410">
                <text:p>3641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505">
                <text:p>3650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617">
                <text:p>3661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712">
                <text:p>3671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813">
                <text:p>3681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6916">
                <text:p>3691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37011">
                <text:p>3701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112">
                <text:p>3711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208">
                <text:p>3720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409">
                <text:p>3740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515">
                <text:p>3751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605">
                <text:p>3760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711">
                <text:p>3771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813">
                <text:p>3781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7911">
                <text:p>3791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111">
                <text:p>3811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213">
                <text:p>3821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308">
                <text:p>38308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410">
                <text:p>3841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513">
                <text:p>385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609">
                <text:p>38609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711">
                <text:p>3871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38813">
                <text:p>3881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07">
                <text:p>107</text:p>
              </table:table-cell>
              <table:table-cell office:value-type="float" office:value="38915">
                <text:p>3891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39012">
                <text:p>3901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113">
                <text:p>3911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212">
                <text:p>3921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307">
                <text:p>3930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410">
                <text:p>3941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512">
                <text:p>395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614">
                <text:p>3961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710">
                <text:p>3971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812">
                <text:p>3981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39912">
                <text:p>3991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40012">
                <text:p>4001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117">
                <text:p>40117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217">
                <text:p>40217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311">
                <text:p>4031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417">
                <text:p>4041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512">
                <text:p>405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614">
                <text:p>40614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710">
                <text:p>4071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811">
                <text:p>4081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913">
                <text:p>4091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986">
                <text:p>4098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119">
                <text:p>4111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310">
                <text:p>4131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412">
                <text:p>4141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515">
                <text:p>4151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618">
                <text:p>4161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709">
                <text:p>4170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813">
                <text:p>41813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41914">
                <text:p>4191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21">
                <text:p>121</text:p>
              </table:table-cell>
              <table:table-cell office:value-type="float" office:value="42011">
                <text:p>4201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119">
                <text:p>42119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214">
                <text:p>4221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318">
                <text:p>4231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514">
                <text:p>4251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617">
                <text:p>4261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715">
                <text:p>4271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797">
                <text:p>4279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2913">
                <text:p>4291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3017">
                <text:p>43017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112">
                <text:p>4311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320">
                <text:p>4332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414">
                <text:p>4341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525">
                <text:p>4352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621">
                <text:p>4362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717">
                <text:p>4371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817">
                <text:p>4381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3914">
                <text:p>43914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44021">
                <text:p>44021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4117">
                <text:p>44117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4223">
                <text:p>4422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6">
                <text:p>26</text:p>
              </table:table-cell>
              <table:table-cell office:value-type="float" office:value="44319">
                <text:p>4431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4415">
                <text:p>4441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4521">
                <text:p>4452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4615">
                <text:p>4461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4716">
                <text:p>44716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4822">
                <text:p>4482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4">
                <text:p>24</text:p>
              </table:table-cell>
              <table:table-cell office:value-type="float" office:value="44916">
                <text:p>4491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5015">
                <text:p>4501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122">
                <text:p>4512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219">
                <text:p>45219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325">
                <text:p>4532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419">
                <text:p>4541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519">
                <text:p>455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625">
                <text:p>4562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707">
                <text:p>4570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822">
                <text:p>4582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5926">
                <text:p>4592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46029">
                <text:p>4602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120">
                <text:p>4612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222">
                <text:p>4622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320">
                <text:p>4632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422">
                <text:p>4642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527">
                <text:p>4652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624">
                <text:p>4662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739">
                <text:p>46739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820">
                <text:p>4682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6918">
                <text:p>4691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47023">
                <text:p>4702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118">
                <text:p>4711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228">
                <text:p>4722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320">
                <text:p>4732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419">
                <text:p>4741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521">
                <text:p>4752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619">
                <text:p>4761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726">
                <text:p>4772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7819">
                <text:p>47819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7">
                <text:p>37</text:p>
              </table:table-cell>
              <table:table-cell office:value-type="float" office:value="47919">
                <text:p>47919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48026">
                <text:p>4802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123">
                <text:p>4812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228">
                <text:p>48228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322">
                <text:p>48322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422">
                <text:p>4842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522">
                <text:p>4852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623">
                <text:p>4862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729">
                <text:p>4872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821">
                <text:p>48821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8920">
                <text:p>4892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49020">
                <text:p>4902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122">
                <text:p>4912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222">
                <text:p>4922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320">
                <text:p>4932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348">
                <text:p>4934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522">
                <text:p>495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622">
                <text:p>4962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723">
                <text:p>4972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822">
                <text:p>4982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9921">
                <text:p>4992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54">
                <text:p>54</text:p>
              </table:table-cell>
              <table:table-cell office:value-type="float" office:value="50021">
                <text:p>50021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138">
                <text:p>5013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225">
                <text:p>50225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5">
                <text:p>15</text:p>
              </table:table-cell>
              <table:table-cell office:value-type="float" office:value="50328">
                <text:p>5032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5">
                <text:p>25</text:p>
              </table:table-cell>
              <table:table-cell office:value-type="float" office:value="50532">
                <text:p>5053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627">
                <text:p>5062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729">
                <text:p>5072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9">
                <text:p>49</text:p>
              </table:table-cell>
              <table:table-cell office:value-type="float" office:value="50834">
                <text:p>50834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8">
                <text:p>28</text:p>
              </table:table-cell>
              <table:table-cell office:value-type="float" office:value="50933">
                <text:p>5093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51028">
                <text:p>5102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132">
                <text:p>5113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232">
                <text:p>51232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333">
                <text:p>5133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429">
                <text:p>51429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530">
                <text:p>5153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633">
                <text:p>5163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727">
                <text:p>5172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829">
                <text:p>51829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51931">
                <text:p>5193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4">
                <text:p>54</text:p>
              </table:table-cell>
              <table:table-cell office:value-type="float" office:value="52032">
                <text:p>5203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129">
                <text:p>5212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234">
                <text:p>52234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334">
                <text:p>5233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433">
                <text:p>52433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5">
                <text:p>55</text:p>
              </table:table-cell>
              <table:table-cell office:value-type="float" office:value="52528">
                <text:p>5252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630">
                <text:p>52630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732">
                <text:p>5273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828">
                <text:p>5282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2931">
                <text:p>52931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4">
                <text:p>14</text:p>
              </table:table-cell>
              <table:table-cell office:value-type="float" office:value="53033">
                <text:p>5303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129">
                <text:p>53129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229">
                <text:p>53229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332">
                <text:p>5333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427">
                <text:p>5342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5">
                <text:p>55</text:p>
              </table:table-cell>
              <table:table-cell office:value-type="float" office:value="53529">
                <text:p>5352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636">
                <text:p>53636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732">
                <text:p>53732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833">
                <text:p>53833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2">
                <text:p>52</text:p>
              </table:table-cell>
              <table:table-cell office:value-type="float" office:value="54031">
                <text:p>54031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133">
                <text:p>54133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229">
                <text:p>54229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331">
                <text:p>54331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433">
                <text:p>54433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6">
                <text:p>16</text:p>
              </table:table-cell>
              <table:table-cell office:value-type="float" office:value="54530">
                <text:p>5453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632">
                <text:p>5463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734">
                <text:p>54734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830">
                <text:p>5483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4930">
                <text:p>5493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55037">
                <text:p>55037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138">
                <text:p>55138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232">
                <text:p>5523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334">
                <text:p>55334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430">
                <text:p>5543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530">
                <text:p>5553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633">
                <text:p>55633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734">
                <text:p>5573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5931">
                <text:p>55931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6032">
                <text:p>5603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133">
                <text:p>5613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229">
                <text:p>56229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331">
                <text:p>56331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433">
                <text:p>5643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535">
                <text:p>5653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629">
                <text:p>5662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737">
                <text:p>5673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833">
                <text:p>5683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6927">
                <text:p>56927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57030">
                <text:p>5703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109">
                <text:p>57109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233">
                <text:p>5723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329">
                <text:p>5732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431">
                <text:p>5743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533">
                <text:p>5753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635">
                <text:p>57635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732">
                <text:p>57732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834">
                <text:p>57834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7935">
                <text:p>5793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58031">
                <text:p>58031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134">
                <text:p>5813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235">
                <text:p>5823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331">
                <text:p>5833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437">
                <text:p>5843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533">
                <text:p>5853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642">
                <text:p>58642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734">
                <text:p>58734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820">
                <text:p>58820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8932">
                <text:p>5893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9034">
                <text:p>59034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59131">
                <text:p>5913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59208">
                <text:p>5920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04">
                <text:p>104</text:p>
              </table:table-cell>
              <table:table-cell office:value-type="float" office:value="59332">
                <text:p>59332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5">
                <text:p>35</text:p>
              </table:table-cell>
              <table:table-cell office:value-type="float" office:value="59431">
                <text:p>59431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59531">
                <text:p>5953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59635">
                <text:p>5963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59735">
                <text:p>59735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59832">
                <text:p>59832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5">
                <text:p>5</text:p>
              </table:table-cell>
              <table:table-cell office:value-type="float" office:value="59938">
                <text:p>5993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60035">
                <text:p>60035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131">
                <text:p>60131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003">
                <text:p>60003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338">
                <text:p>6033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6">
                <text:p>26</text:p>
              </table:table-cell>
              <table:table-cell office:value-type="float" office:value="60436">
                <text:p>6043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537">
                <text:p>605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637">
                <text:p>60637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740">
                <text:p>6074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53">
                <text:p>53</text:p>
              </table:table-cell>
              <table:table-cell office:value-type="float" office:value="60838">
                <text:p>60838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937">
                <text:p>6093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1042">
                <text:p>6104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1137">
                <text:p>61137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47">
                <text:p>47</text:p>
              </table:table-cell>
              <table:table-cell office:value-type="float" office:value="61239">
                <text:p>61239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1337">
                <text:p>61337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1425">
                <text:p>61425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1538">
                <text:p>6153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1638">
                <text:p>61638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1736">
                <text:p>6173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1841">
                <text:p>61841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38">
                <text:p>38</text:p>
              </table:table-cell>
              <table:table-cell office:value-type="float" office:value="61937">
                <text:p>61937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62039">
                <text:p>62039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137">
                <text:p>62137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242">
                <text:p>62242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8">
                <text:p>58</text:p>
              </table:table-cell>
              <table:table-cell office:value-type="float" office:value="62338">
                <text:p>62338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437">
                <text:p>62437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537">
                <text:p>6253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642">
                <text:p>62642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58">
                <text:p>58</text:p>
              </table:table-cell>
              <table:table-cell office:value-type="float" office:value="62738">
                <text:p>62738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937">
                <text:p>6293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3038">
                <text:p>63038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58">
                <text:p>58</text:p>
              </table:table-cell>
              <table:table-cell office:value-type="float" office:value="63138">
                <text:p>63138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239">
                <text:p>63239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351">
                <text:p>6335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437">
                <text:p>63437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538">
                <text:p>6353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642">
                <text:p>6364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738">
                <text:p>63738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838">
                <text:p>63838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63939">
                <text:p>63939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7">
                <text:p>47</text:p>
              </table:table-cell>
              <table:table-cell office:value-type="float" office:value="64042">
                <text:p>64042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4138">
                <text:p>64138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4238">
                <text:p>6423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4339">
                <text:p>64339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64443">
                <text:p>6444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4539">
                <text:p>6453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4640">
                <text:p>6464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4741">
                <text:p>6474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75">
                <text:p>75</text:p>
              </table:table-cell>
              <table:table-cell office:value-type="float" office:value="64838">
                <text:p>64838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4939">
                <text:p>64939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65039">
                <text:p>65039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5142">
                <text:p>65142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55">
                <text:p>55</text:p>
              </table:table-cell>
              <table:table-cell office:value-type="float" office:value="65239">
                <text:p>65239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5340">
                <text:p>6534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5439">
                <text:p>65439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5539">
                <text:p>6553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5">
                <text:p>55</text:p>
              </table:table-cell>
              <table:table-cell office:value-type="float" office:value="65640">
                <text:p>6564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5739">
                <text:p>65739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5839">
                <text:p>65839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5939">
                <text:p>65939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48">
                <text:p>48</text:p>
              </table:table-cell>
              <table:table-cell office:value-type="float" office:value="66056">
                <text:p>6605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6147">
                <text:p>66147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6244">
                <text:p>66244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6345">
                <text:p>66345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55">
                <text:p>55</text:p>
              </table:table-cell>
              <table:table-cell office:value-type="float" office:value="66447">
                <text:p>66447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6551">
                <text:p>6655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6717">
                <text:p>6671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6816">
                <text:p>6681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58">
                <text:p>58</text:p>
              </table:table-cell>
              <table:table-cell office:value-type="float" office:value="66915">
                <text:p>6691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7016">
                <text:p>6701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67115">
                <text:p>67115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67216">
                <text:p>67216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57">
                <text:p>57</text:p>
              </table:table-cell>
              <table:table-cell office:value-type="float" office:value="67316">
                <text:p>67316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67416">
                <text:p>67416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67515">
                <text:p>67515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67615">
                <text:p>6761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8">
                <text:p>58</text:p>
              </table:table-cell>
              <table:table-cell office:value-type="float" office:value="67715">
                <text:p>6771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67816">
                <text:p>6781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67915">
                <text:p>67915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68016">
                <text:p>68016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59">
                <text:p>59</text:p>
              </table:table-cell>
              <table:table-cell office:value-type="float" office:value="68116">
                <text:p>6811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68216">
                <text:p>6821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68316">
                <text:p>68316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68415">
                <text:p>6841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68516">
                <text:p>6851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8">
                <text:p>8</text:p>
              </table:table-cell>
              <table:table-cell office:value-type="float" office:value="68615">
                <text:p>6861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68716">
                <text:p>6871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38">
                <text:p>38</text:p>
              </table:table-cell>
              <table:table-cell office:value-type="float" office:value="68816">
                <text:p>6881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68915">
                <text:p>6891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24">
                <text:p>24</text:p>
              </table:table-cell>
              <table:table-cell office:value-type="float" office:value="69015">
                <text:p>69015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69163">
                <text:p>69163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69262">
                <text:p>6926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69362">
                <text:p>6936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69462">
                <text:p>69462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69562">
                <text:p>69562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2">
                <text:p>22</text:p>
              </table:table-cell>
              <table:table-cell office:value-type="float" office:value="69662">
                <text:p>6966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69762">
                <text:p>6976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9">
                <text:p>19</text:p>
              </table:table-cell>
              <table:table-cell office:value-type="float" office:value="69862">
                <text:p>69862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69962">
                <text:p>69962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2">
                <text:p>22</text:p>
              </table:table-cell>
              <table:table-cell office:value-type="float" office:value="70062">
                <text:p>70062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26">
                <text:p>126</text:p>
              </table:table-cell>
              <table:table-cell office:value-type="float" office:value="70162">
                <text:p>70162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40">
                <text:p>40</text:p>
              </table:table-cell>
              <table:table-cell office:value-type="float" office:value="70262">
                <text:p>70262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362">
                <text:p>7036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462">
                <text:p>7046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562">
                <text:p>70562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662">
                <text:p>706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  <table:table-cell office:value-type="float" office:value="70762">
                <text:p>7076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862">
                <text:p>7086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962">
                <text:p>70962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1062">
                <text:p>7106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2">
                <text:p>12</text:p>
              </table:table-cell>
              <table:table-cell office:value-type="float" office:value="71162">
                <text:p>7116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1262">
                <text:p>71262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1362">
                <text:p>71362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1462">
                <text:p>7146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44">
                <text:p>44</text:p>
              </table:table-cell>
              <table:table-cell office:value-type="float" office:value="71562">
                <text:p>71562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1662">
                <text:p>7166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1762">
                <text:p>7176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1862">
                <text:p>71862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40">
                <text:p>40</text:p>
              </table:table-cell>
              <table:table-cell office:value-type="float" office:value="71962">
                <text:p>7196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2062">
                <text:p>72062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72205">
                <text:p>72205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4">
                <text:p>14</text:p>
              </table:table-cell>
              <table:table-cell office:value-type="float" office:value="72304">
                <text:p>72304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72404">
                <text:p>7240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72504">
                <text:p>72504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72604">
                <text:p>72604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2">
                <text:p>32</text:p>
              </table:table-cell>
              <table:table-cell office:value-type="float" office:value="72704">
                <text:p>7270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72804">
                <text:p>72804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72904">
                <text:p>72904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73004">
                <text:p>73004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54">
                <text:p>54</text:p>
              </table:table-cell>
              <table:table-cell office:value-type="float" office:value="73106">
                <text:p>73106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6">
                <text:p>6</text:p>
              </table:table-cell>
              <table:table-cell office:value-type="float" office:value="73209">
                <text:p>7320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3311">
                <text:p>73311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41">
                <text:p>41</text:p>
              </table:table-cell>
              <table:table-cell office:value-type="float" office:value="73410">
                <text:p>7341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3509">
                <text:p>73509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3612">
                <text:p>73612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3719">
                <text:p>7371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54">
                <text:p>54</text:p>
              </table:table-cell>
              <table:table-cell office:value-type="float" office:value="73828">
                <text:p>7382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3929">
                <text:p>73929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4024">
                <text:p>7402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74125">
                <text:p>74125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63">
                <text:p>63</text:p>
              </table:table-cell>
              <table:table-cell office:value-type="float" office:value="74224">
                <text:p>74224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4324">
                <text:p>74324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4424">
                <text:p>74424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48">
                <text:p>48</text:p>
              </table:table-cell>
              <table:table-cell office:value-type="float" office:value="74524">
                <text:p>74524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4624">
                <text:p>7462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4724">
                <text:p>7472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4824">
                <text:p>74824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50">
                <text:p>50</text:p>
              </table:table-cell>
              <table:table-cell office:value-type="float" office:value="74924">
                <text:p>74924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5024">
                <text:p>75024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75160">
                <text:p>7516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4">
                <text:p>14</text:p>
              </table:table-cell>
              <table:table-cell office:value-type="float" office:value="75257">
                <text:p>75257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5458">
                <text:p>7545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5555">
                <text:p>75555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2">
                <text:p>42</text:p>
              </table:table-cell>
              <table:table-cell office:value-type="float" office:value="75659">
                <text:p>7565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5759">
                <text:p>7575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5864">
                <text:p>75864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5977">
                <text:p>7597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6083">
                <text:p>76083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2">
                <text:p>22</text:p>
              </table:table-cell>
              <table:table-cell office:value-type="float" office:value="76193">
                <text:p>7619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76298">
                <text:p>76298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1">
                <text:p>21</text:p>
              </table:table-cell>
              <table:table-cell office:value-type="float" office:value="76403">
                <text:p>76403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2">
                <text:p>22</text:p>
              </table:table-cell>
              <table:table-cell office:value-type="float" office:value="76623">
                <text:p>76623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6731">
                <text:p>76731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6839">
                <text:p>7683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3">
                <text:p>53</text:p>
              </table:table-cell>
              <table:table-cell office:value-type="float" office:value="76952">
                <text:p>76952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7065">
                <text:p>77065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7175">
                <text:p>77175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77283">
                <text:p>7728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51">
                <text:p>51</text:p>
              </table:table-cell>
              <table:table-cell office:value-type="float" office:value="77403">
                <text:p>7740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7521">
                <text:p>77521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7624">
                <text:p>77624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6">
                <text:p>36</text:p>
              </table:table-cell>
              <table:table-cell office:value-type="float" office:value="77730">
                <text:p>7773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7829">
                <text:p>77829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7954">
                <text:p>7795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8062">
                <text:p>7806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31">
                <text:p>31</text:p>
              </table:table-cell>
              <table:table-cell office:value-type="float" office:value="78160">
                <text:p>7816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8259">
                <text:p>78259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78353">
                <text:p>78353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44">
                <text:p>44</text:p>
              </table:table-cell>
              <table:table-cell office:value-type="float" office:value="78457">
                <text:p>78457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78559">
                <text:p>78559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">
                <text:p>1</text:p>
              </table:table-cell>
              <table:table-cell office:value-type="float" office:value="78658">
                <text:p>78658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78757">
                <text:p>78757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44">
                <text:p>44</text:p>
              </table:table-cell>
              <table:table-cell office:value-type="float" office:value="78866">
                <text:p>78866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78974">
                <text:p>7897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79091">
                <text:p>79091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43">
                <text:p>43</text:p>
              </table:table-cell>
              <table:table-cell office:value-type="float" office:value="79199">
                <text:p>79199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79311">
                <text:p>79311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79438">
                <text:p>79438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38">
                <text:p>38</text:p>
              </table:table-cell>
              <table:table-cell office:value-type="float" office:value="79558">
                <text:p>79558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79680">
                <text:p>7968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19">
                <text:p>19</text:p>
              </table:table-cell>
              <table:table-cell office:value-type="float" office:value="79810">
                <text:p>7981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79934">
                <text:p>79934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37">
                <text:p>37</text:p>
              </table:table-cell>
              <table:table-cell office:value-type="float" office:value="80071">
                <text:p>80071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5">
                <text:p>15</text:p>
              </table:table-cell>
              <table:table-cell office:value-type="float" office:value="80192">
                <text:p>8019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8">
                <text:p>28</text:p>
              </table:table-cell>
              <table:table-cell office:value-type="float" office:value="80311">
                <text:p>80311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46">
                <text:p>46</text:p>
              </table:table-cell>
              <table:table-cell office:value-type="float" office:value="80423">
                <text:p>80423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80545">
                <text:p>80545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80658">
                <text:p>80658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80772">
                <text:p>8077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0891">
                <text:p>80891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58">
                <text:p>58</text:p>
              </table:table-cell>
              <table:table-cell office:value-type="float" office:value="81002">
                <text:p>8100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1121">
                <text:p>81121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1237">
                <text:p>81237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1365">
                <text:p>8136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81491">
                <text:p>81491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9">
                <text:p>39</text:p>
              </table:table-cell>
              <table:table-cell office:value-type="float" office:value="81620">
                <text:p>8162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1741">
                <text:p>81741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81870">
                <text:p>8187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1998">
                <text:p>81998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82144">
                <text:p>82144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50">
                <text:p>50</text:p>
              </table:table-cell>
              <table:table-cell office:value-type="float" office:value="82281">
                <text:p>82281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82455">
                <text:p>82455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82591">
                <text:p>82591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82728">
                <text:p>8272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82863">
                <text:p>82863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51">
                <text:p>51</text:p>
              </table:table-cell>
              <table:table-cell office:value-type="float" office:value="82989">
                <text:p>82989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83117">
                <text:p>83117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83240">
                <text:p>8324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26">
                <text:p>26</text:p>
              </table:table-cell>
              <table:table-cell office:value-type="float" office:value="83369">
                <text:p>83369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83479">
                <text:p>83479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2">
                <text:p>32</text:p>
              </table:table-cell>
              <table:table-cell office:value-type="float" office:value="83590">
                <text:p>8359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83705">
                <text:p>83705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27">
                <text:p>27</text:p>
              </table:table-cell>
              <table:table-cell office:value-type="float" office:value="83821">
                <text:p>83821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33">
                <text:p>33</text:p>
              </table:table-cell>
              <table:table-cell office:value-type="float" office:value="83944">
                <text:p>8394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3">
                <text:p>43</text:p>
              </table:table-cell>
              <table:table-cell office:value-type="float" office:value="84074">
                <text:p>8407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28">
                <text:p>28</text:p>
              </table:table-cell>
              <table:table-cell office:value-type="float" office:value="84196">
                <text:p>84196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84306">
                <text:p>84306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8">
                <text:p>8</text:p>
              </table:table-cell>
              <table:table-cell office:value-type="float" office:value="84421">
                <text:p>84421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27">
                <text:p>27</text:p>
              </table:table-cell>
              <table:table-cell office:value-type="float" office:value="84538">
                <text:p>8453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84652">
                <text:p>84652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32">
                <text:p>32</text:p>
              </table:table-cell>
              <table:table-cell office:value-type="float" office:value="84767">
                <text:p>84767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9">
                <text:p>19</text:p>
              </table:table-cell>
              <table:table-cell office:value-type="float" office:value="84883">
                <text:p>8488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84994">
                <text:p>8499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39">
                <text:p>39</text:p>
              </table:table-cell>
              <table:table-cell office:value-type="float" office:value="85111">
                <text:p>8511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85253">
                <text:p>85253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35">
                <text:p>35</text:p>
              </table:table-cell>
              <table:table-cell office:value-type="float" office:value="85370">
                <text:p>85370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40">
                <text:p>40</text:p>
              </table:table-cell>
              <table:table-cell office:value-type="float" office:value="85497">
                <text:p>8549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85626">
                <text:p>85626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21">
                <text:p>21</text:p>
              </table:table-cell>
              <table:table-cell office:value-type="float" office:value="85753">
                <text:p>85753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6">
                <text:p>6</text:p>
              </table:table-cell>
              <table:table-cell office:value-type="float" office:value="85881">
                <text:p>85881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86006">
                <text:p>86006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52">
                <text:p>52</text:p>
              </table:table-cell>
              <table:table-cell office:value-type="float" office:value="86138">
                <text:p>86138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293">
                <text:p>293</text:p>
              </table:table-cell>
              <table:table-cell office:value-type="float" office:value="86271">
                <text:p>86271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293">
                <text:p>293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97">
                <text:p>197</text:p>
              </table:table-cell>
              <table:table-cell office:value-type="float" office:value="86540">
                <text:p>8654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09">
                <text:p>109</text:p>
              </table:table-cell>
              <table:table-cell office:value-type="float" office:value="86683">
                <text:p>86683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123">
                <text:p>123</text:p>
              </table:table-cell>
              <table:table-cell office:value-type="float" office:value="86833">
                <text:p>86833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48">
                <text:p>48</text:p>
              </table:table-cell>
              <table:table-cell office:value-type="float" office:value="86974">
                <text:p>86974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46">
                <text:p>46</text:p>
              </table:table-cell>
              <table:table-cell office:value-type="float" office:value="87261">
                <text:p>87261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29">
                <text:p>29</text:p>
              </table:table-cell>
              <table:table-cell office:value-type="float" office:value="87404">
                <text:p>87404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1">
                <text:p>21</text:p>
              </table:table-cell>
              <table:table-cell office:value-type="float" office:value="87525">
                <text:p>87525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5">
                <text:p>45</text:p>
              </table:table-cell>
              <table:table-cell office:value-type="float" office:value="87639">
                <text:p>87639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51">
                <text:p>51</text:p>
              </table:table-cell>
              <table:table-cell office:value-type="float" office:value="87771">
                <text:p>8777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87897">
                <text:p>87897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2">
                <text:p>32</text:p>
              </table:table-cell>
              <table:table-cell office:value-type="float" office:value="88020">
                <text:p>8802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4">
                <text:p>14</text:p>
              </table:table-cell>
              <table:table-cell office:value-type="float" office:value="88143">
                <text:p>88143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6">
                <text:p>26</text:p>
              </table:table-cell>
              <table:table-cell office:value-type="float" office:value="88266">
                <text:p>88266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">
                <text:p>3</text:p>
              </table:table-cell>
              <table:table-cell office:value-type="float" office:value="88389">
                <text:p>88389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69">
                <text:p>69</text:p>
              </table:table-cell>
              <table:table-cell office:value-type="float" office:value="88535">
                <text:p>88535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5">
                <text:p>25</text:p>
              </table:table-cell>
              <table:table-cell office:value-type="float" office:value="88659">
                <text:p>88659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">
                <text:p>1</text:p>
              </table:table-cell>
              <table:table-cell office:value-type="float" office:value="88785">
                <text:p>88785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34">
                <text:p>34</text:p>
              </table:table-cell>
              <table:table-cell office:value-type="float" office:value="88926">
                <text:p>88926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26">
                <text:p>26</text:p>
              </table:table-cell>
              <table:table-cell office:value-type="float" office:value="89047">
                <text:p>8904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">
                <text:p>6</text:p>
              </table:table-cell>
              <table:table-cell office:value-type="float" office:value="89178">
                <text:p>89178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33">
                <text:p>33</text:p>
              </table:table-cell>
              <table:table-cell office:value-type="float" office:value="89303">
                <text:p>89303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27">
                <text:p>27</text:p>
              </table:table-cell>
              <table:table-cell office:value-type="float" office:value="89427">
                <text:p>8942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89550">
                <text:p>8955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32">
                <text:p>32</text:p>
              </table:table-cell>
              <table:table-cell office:value-type="float" office:value="89680">
                <text:p>8968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">
                <text:p>2</text:p>
              </table:table-cell>
              <table:table-cell office:value-type="float" office:value="89812">
                <text:p>8981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89938">
                <text:p>89938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56">
                <text:p>56</text:p>
              </table:table-cell>
              <table:table-cell office:value-type="float" office:value="90058">
                <text:p>9005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90183">
                <text:p>90183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90319">
                <text:p>9031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55">
                <text:p>55</text:p>
              </table:table-cell>
              <table:table-cell office:value-type="float" office:value="90462">
                <text:p>90462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2">
                <text:p>2</text:p>
              </table:table-cell>
              <table:table-cell office:value-type="float" office:value="90599">
                <text:p>90599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90737">
                <text:p>90737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56">
                <text:p>56</text:p>
              </table:table-cell>
              <table:table-cell office:value-type="float" office:value="90874">
                <text:p>90874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7">
                <text:p>17</text:p>
              </table:table-cell>
              <table:table-cell office:value-type="float" office:value="91014">
                <text:p>91014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3">
                <text:p>3</text:p>
              </table:table-cell>
              <table:table-cell office:value-type="float" office:value="91156">
                <text:p>9115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55">
                <text:p>55</text:p>
              </table:table-cell>
              <table:table-cell office:value-type="float" office:value="91296">
                <text:p>91296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46">
                <text:p>46</text:p>
              </table:table-cell>
              <table:table-cell office:value-type="float" office:value="91423">
                <text:p>91423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91553">
                <text:p>91553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35">
                <text:p>35</text:p>
              </table:table-cell>
              <table:table-cell office:value-type="float" office:value="91685">
                <text:p>9168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3">
                <text:p>13</text:p>
              </table:table-cell>
              <table:table-cell office:value-type="float" office:value="91607">
                <text:p>91607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3">
                <text:p>23</text:p>
              </table:table-cell>
              <table:table-cell office:value-type="float" office:value="92025">
                <text:p>92025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8">
                <text:p>18</text:p>
              </table:table-cell>
              <table:table-cell office:value-type="float" office:value="92163">
                <text:p>92163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92291">
                <text:p>92291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40">
                <text:p>40</text:p>
              </table:table-cell>
              <table:table-cell office:value-type="float" office:value="92419">
                <text:p>92419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92552">
                <text:p>92552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92684">
                <text:p>92684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54">
                <text:p>54</text:p>
              </table:table-cell>
              <table:table-cell office:value-type="float" office:value="92813">
                <text:p>92813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92945">
                <text:p>92945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3">
                <text:p>3</text:p>
              </table:table-cell>
              <table:table-cell office:value-type="float" office:value="93079">
                <text:p>9307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51">
                <text:p>51</text:p>
              </table:table-cell>
              <table:table-cell office:value-type="float" office:value="93217">
                <text:p>93217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3">
                <text:p>13</text:p>
              </table:table-cell>
              <table:table-cell office:value-type="float" office:value="93364">
                <text:p>93364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3">
                <text:p>13</text:p>
              </table:table-cell>
              <table:table-cell office:value-type="float" office:value="93499">
                <text:p>93499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48">
                <text:p>48</text:p>
              </table:table-cell>
              <table:table-cell office:value-type="float" office:value="93630">
                <text:p>9363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93771">
                <text:p>93771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93916">
                <text:p>93916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47">
                <text:p>47</text:p>
              </table:table-cell>
              <table:table-cell office:value-type="float" office:value="94062">
                <text:p>94062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94205">
                <text:p>9420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9">
                <text:p>19</text:p>
              </table:table-cell>
              <table:table-cell office:value-type="float" office:value="94349">
                <text:p>94349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46">
                <text:p>46</text:p>
              </table:table-cell>
              <table:table-cell office:value-type="float" office:value="94496">
                <text:p>944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94645">
                <text:p>94645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43">
                <text:p>43</text:p>
              </table:table-cell>
              <table:table-cell office:value-type="float" office:value="94803">
                <text:p>94803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5">
                <text:p>45</text:p>
              </table:table-cell>
              <table:table-cell office:value-type="float" office:value="94953">
                <text:p>94953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22">
                <text:p>22</text:p>
              </table:table-cell>
              <table:table-cell office:value-type="float" office:value="95091">
                <text:p>95091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33">
                <text:p>33</text:p>
              </table:table-cell>
              <table:table-cell office:value-type="float" office:value="95233">
                <text:p>9523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46">
                <text:p>46</text:p>
              </table:table-cell>
              <table:table-cell office:value-type="float" office:value="95376">
                <text:p>95376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95520">
                <text:p>9552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1">
                <text:p>41</text:p>
              </table:table-cell>
              <table:table-cell office:value-type="float" office:value="95661">
                <text:p>95661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3">
                <text:p>43</text:p>
              </table:table-cell>
              <table:table-cell office:value-type="float" office:value="95806">
                <text:p>9580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95959">
                <text:p>9595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24">
                <text:p>124</text:p>
              </table:table-cell>
              <table:table-cell office:value-type="float" office:value="96097">
                <text:p>96097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42">
                <text:p>42</text:p>
              </table:table-cell>
              <table:table-cell office:value-type="float" office:value="96243">
                <text:p>96243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22">
                <text:p>22</text:p>
              </table:table-cell>
              <table:table-cell office:value-type="float" office:value="96378">
                <text:p>96378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8">
                <text:p>8</text:p>
              </table:table-cell>
              <table:table-cell office:value-type="float" office:value="96513">
                <text:p>96513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56">
                <text:p>56</text:p>
              </table:table-cell>
              <table:table-cell office:value-type="float" office:value="96650">
                <text:p>9665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96">
                <text:p>96</text:p>
              </table:table-cell>
              <table:table-cell office:value-type="float" office:value="96788">
                <text:p>96788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">
                <text:p>2</text:p>
              </table:table-cell>
              <table:table-cell office:value-type="float" office:value="96930">
                <text:p>9693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55">
                <text:p>55</text:p>
              </table:table-cell>
              <table:table-cell office:value-type="float" office:value="97073">
                <text:p>97073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2">
                <text:p>12</text:p>
              </table:table-cell>
              <table:table-cell office:value-type="float" office:value="97213">
                <text:p>97213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9">
                <text:p>9</text:p>
              </table:table-cell>
              <table:table-cell office:value-type="float" office:value="97386">
                <text:p>9738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4">
                <text:p>54</text:p>
              </table:table-cell>
              <table:table-cell office:value-type="float" office:value="97531">
                <text:p>97531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27">
                <text:p>27</text:p>
              </table:table-cell>
              <table:table-cell office:value-type="float" office:value="97683">
                <text:p>97683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7">
                <text:p>7</text:p>
              </table:table-cell>
              <table:table-cell office:value-type="float" office:value="97848">
                <text:p>97848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53">
                <text:p>53</text:p>
              </table:table-cell>
              <table:table-cell office:value-type="float" office:value="98008">
                <text:p>98008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7">
                <text:p>7</text:p>
              </table:table-cell>
              <table:table-cell office:value-type="float" office:value="98149">
                <text:p>98149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6">
                <text:p>6</text:p>
              </table:table-cell>
              <table:table-cell office:value-type="float" office:value="98293">
                <text:p>98293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52">
                <text:p>52</text:p>
              </table:table-cell>
              <table:table-cell office:value-type="float" office:value="98441">
                <text:p>98441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8">
                <text:p>8</text:p>
              </table:table-cell>
              <table:table-cell office:value-type="float" office:value="98581">
                <text:p>98581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6">
                <text:p>6</text:p>
              </table:table-cell>
              <table:table-cell office:value-type="float" office:value="98723">
                <text:p>98723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72">
                <text:p>72</text:p>
              </table:table-cell>
              <table:table-cell office:value-type="float" office:value="98870">
                <text:p>9887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">
                <text:p>9</text:p>
              </table:table-cell>
              <table:table-cell office:value-type="float" office:value="99022">
                <text:p>99022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7">
                <text:p>17</text:p>
              </table:table-cell>
              <table:table-cell office:value-type="float" office:value="99167">
                <text:p>99167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65">
                <text:p>65</text:p>
              </table:table-cell>
              <table:table-cell office:value-type="float" office:value="99317">
                <text:p>99317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8">
                <text:p>18</text:p>
              </table:table-cell>
              <table:table-cell office:value-type="float" office:value="99463">
                <text:p>99463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26">
                <text:p>26</text:p>
              </table:table-cell>
              <table:table-cell office:value-type="float" office:value="99611">
                <text:p>99611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6">
                <text:p>6</text:p>
              </table:table-cell>
              <table:table-cell office:value-type="float" office:value="99762">
                <text:p>99762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42">
                <text:p>42</text:p>
              </table:table-cell>
              <table:table-cell office:value-type="float" office:value="99922">
                <text:p>99922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8">
                <text:p>18</text:p>
              </table:table-cell>
              <table:table-cell office:value-type="float" office:value="100082">
                <text:p>100082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8">
                <text:p>8</text:p>
              </table:table-cell>
              <table:table-cell office:value-type="float" office:value="100228">
                <text:p>100228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41">
                <text:p>41</text:p>
              </table:table-cell>
              <table:table-cell office:value-type="float" office:value="100375">
                <text:p>10037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3">
                <text:p>23</text:p>
              </table:table-cell>
              <table:table-cell office:value-type="float" office:value="100533">
                <text:p>100533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6">
                <text:p>6</text:p>
              </table:table-cell>
              <table:table-cell office:value-type="float" office:value="100680">
                <text:p>10068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40">
                <text:p>40</text:p>
              </table:table-cell>
              <table:table-cell office:value-type="float" office:value="100829">
                <text:p>100829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20">
                <text:p>20</text:p>
              </table:table-cell>
              <table:table-cell office:value-type="float" office:value="100975">
                <text:p>100975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6">
                <text:p>6</text:p>
              </table:table-cell>
              <table:table-cell office:value-type="float" office:value="101123">
                <text:p>101123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76">
                <text:p>76</text:p>
              </table:table-cell>
              <table:table-cell office:value-type="float" office:value="101276">
                <text:p>10127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9">
                <text:p>19</text:p>
              </table:table-cell>
              <table:table-cell office:value-type="float" office:value="101426">
                <text:p>101426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54">
                <text:p>54</text:p>
              </table:table-cell>
              <table:table-cell office:value-type="float" office:value="101597">
                <text:p>101597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28">
                <text:p>28</text:p>
              </table:table-cell>
              <table:table-cell office:value-type="float" office:value="101759">
                <text:p>10175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25">
                <text:p>25</text:p>
              </table:table-cell>
              <table:table-cell office:value-type="float" office:value="101908">
                <text:p>10190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5">
                <text:p>35</text:p>
              </table:table-cell>
              <table:table-cell office:value-type="float" office:value="102057">
                <text:p>102057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9">
                <text:p>9</text:p>
              </table:table-cell>
              <table:table-cell office:value-type="float" office:value="102204">
                <text:p>102204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24">
                <text:p>24</text:p>
              </table:table-cell>
              <table:table-cell office:value-type="float" office:value="102344">
                <text:p>102344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36">
                <text:p>36</text:p>
              </table:table-cell>
              <table:table-cell office:value-type="float" office:value="102512">
                <text:p>102512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5">
                <text:p>15</text:p>
              </table:table-cell>
              <table:table-cell office:value-type="float" office:value="102666">
                <text:p>102666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30">
                <text:p>30</text:p>
              </table:table-cell>
              <table:table-cell office:value-type="float" office:value="102818">
                <text:p>102818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59">
                <text:p>59</text:p>
              </table:table-cell>
              <table:table-cell office:value-type="float" office:value="102968">
                <text:p>102968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5">
                <text:p>5</text:p>
              </table:table-cell>
              <table:table-cell office:value-type="float" office:value="103119">
                <text:p>103119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3">
                <text:p>23</text:p>
              </table:table-cell>
              <table:table-cell office:value-type="float" office:value="103271">
                <text:p>103271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58">
                <text:p>58</text:p>
              </table:table-cell>
              <table:table-cell office:value-type="float" office:value="103425">
                <text:p>1034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">
                <text:p>11</text:p>
              </table:table-cell>
              <table:table-cell office:value-type="float" office:value="103579">
                <text:p>103579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1">
                <text:p>11</text:p>
              </table:table-cell>
              <table:table-cell office:value-type="float" office:value="103747">
                <text:p>103747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22">
                <text:p>122</text:p>
              </table:table-cell>
              <table:table-cell office:value-type="float" office:value="103908">
                <text:p>103908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54">
                <text:p>54</text:p>
              </table:table-cell>
              <table:table-cell office:value-type="float" office:value="104069">
                <text:p>104069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43">
                <text:p>43</text:p>
              </table:table-cell>
              <table:table-cell office:value-type="float" office:value="104258">
                <text:p>104258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7">
                <text:p>7</text:p>
              </table:table-cell>
              <table:table-cell office:value-type="float" office:value="104418">
                <text:p>10441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27">
                <text:p>27</text:p>
              </table:table-cell>
              <table:table-cell office:value-type="float" office:value="104570">
                <text:p>10457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37">
                <text:p>37</text:p>
              </table:table-cell>
              <table:table-cell office:value-type="float" office:value="104726">
                <text:p>10472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6">
                <text:p>26</text:p>
              </table:table-cell>
              <table:table-cell office:value-type="float" office:value="104884">
                <text:p>104884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72">
                <text:p>72</text:p>
              </table:table-cell>
              <table:table-cell office:value-type="float" office:value="105049">
                <text:p>10504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4">
                <text:p>34</text:p>
              </table:table-cell>
              <table:table-cell office:value-type="float" office:value="105208">
                <text:p>105208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8">
                <text:p>28</text:p>
              </table:table-cell>
              <table:table-cell office:value-type="float" office:value="105365">
                <text:p>105365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3">
                <text:p>13</text:p>
              </table:table-cell>
              <table:table-cell office:value-type="float" office:value="105526">
                <text:p>105526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33">
                <text:p>33</text:p>
              </table:table-cell>
              <table:table-cell office:value-type="float" office:value="105682">
                <text:p>105682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29">
                <text:p>29</text:p>
              </table:table-cell>
              <table:table-cell office:value-type="float" office:value="105844">
                <text:p>105844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7">
                <text:p>17</text:p>
              </table:table-cell>
              <table:table-cell office:value-type="float" office:value="106009">
                <text:p>106009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81">
                <text:p>181</text:p>
              </table:table-cell>
              <table:table-cell office:value-type="float" office:value="106169">
                <text:p>106169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07">
                <text:p>107</text:p>
              </table:table-cell>
              <table:table-cell office:value-type="float" office:value="106320">
                <text:p>10632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95">
                <text:p>95</text:p>
              </table:table-cell>
              <table:table-cell office:value-type="float" office:value="106492">
                <text:p>106492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72">
                <text:p>72</text:p>
              </table:table-cell>
              <table:table-cell office:value-type="float" office:value="106647">
                <text:p>10664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5">
                <text:p>25</text:p>
              </table:table-cell>
              <table:table-cell office:value-type="float" office:value="106803">
                <text:p>106803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35">
                <text:p>35</text:p>
              </table:table-cell>
              <table:table-cell office:value-type="float" office:value="106959">
                <text:p>106959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3">
                <text:p>13</text:p>
              </table:table-cell>
              <table:table-cell office:value-type="float" office:value="107117">
                <text:p>107117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1">
                <text:p>11</text:p>
              </table:table-cell>
              <table:table-cell office:value-type="float" office:value="107289">
                <text:p>107289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51">
                <text:p>51</text:p>
              </table:table-cell>
              <table:table-cell office:value-type="float" office:value="107524">
                <text:p>107524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6">
                <text:p>26</text:p>
              </table:table-cell>
              <table:table-cell office:value-type="float" office:value="107696">
                <text:p>107696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0">
                <text:p>10</text:p>
              </table:table-cell>
              <table:table-cell office:value-type="float" office:value="107876">
                <text:p>107876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21">
                <text:p>121</text:p>
              </table:table-cell>
              <table:table-cell office:value-type="float" office:value="108071">
                <text:p>108071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40">
                <text:p>40</text:p>
              </table:table-cell>
              <table:table-cell office:value-type="float" office:value="108238">
                <text:p>108238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42">
                <text:p>42</text:p>
              </table:table-cell>
              <table:table-cell office:value-type="float" office:value="108402">
                <text:p>10840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0">
                <text:p>20</text:p>
              </table:table-cell>
              <table:table-cell office:value-type="float" office:value="108564">
                <text:p>108564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9">
                <text:p>19</text:p>
              </table:table-cell>
              <table:table-cell office:value-type="float" office:value="108727">
                <text:p>10872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42">
                <text:p>42</text:p>
              </table:table-cell>
              <table:table-cell office:value-type="float" office:value="108887">
                <text:p>10888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35">
                <text:p>35</text:p>
              </table:table-cell>
              <table:table-cell office:value-type="float" office:value="109051">
                <text:p>109051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26">
                <text:p>26</text:p>
              </table:table-cell>
              <table:table-cell office:value-type="float" office:value="109219">
                <text:p>10921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46">
                <text:p>46</text:p>
              </table:table-cell>
              <table:table-cell office:value-type="float" office:value="109381">
                <text:p>109381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55">
                <text:p>55</text:p>
              </table:table-cell>
              <table:table-cell office:value-type="float" office:value="109543">
                <text:p>109543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109706">
                <text:p>109706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91">
                <text:p>91</text:p>
              </table:table-cell>
              <table:table-cell office:value-type="float" office:value="109870">
                <text:p>10987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27">
                <text:p>27</text:p>
              </table:table-cell>
              <table:table-cell office:value-type="float" office:value="110043">
                <text:p>1100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">
                <text:p>45</text:p>
              </table:table-cell>
              <table:table-cell office:value-type="float" office:value="110207">
                <text:p>11020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20">
                <text:p>20</text:p>
              </table:table-cell>
              <table:table-cell office:value-type="float" office:value="110369">
                <text:p>110369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36">
                <text:p>36</text:p>
              </table:table-cell>
              <table:table-cell office:value-type="float" office:value="110530">
                <text:p>110530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44">
                <text:p>44</text:p>
              </table:table-cell>
              <table:table-cell office:value-type="float" office:value="110690">
                <text:p>11069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26">
                <text:p>26</text:p>
              </table:table-cell>
              <table:table-cell office:value-type="float" office:value="110578">
                <text:p>110578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10472">
                <text:p>110472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10364">
                <text:p>110364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10256">
                <text:p>110256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10140">
                <text:p>110140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10029">
                <text:p>11002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09918">
                <text:p>109918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09809">
                <text:p>109809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09722">
                <text:p>109722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09613">
                <text:p>109613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09520">
                <text:p>10952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9411">
                <text:p>109411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9291">
                <text:p>109291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9171">
                <text:p>109171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9051">
                <text:p>109051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8940">
                <text:p>10894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8824">
                <text:p>108824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8708">
                <text:p>108708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8599">
                <text:p>108599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8487">
                <text:p>10848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8372">
                <text:p>108372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8269">
                <text:p>108269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8171">
                <text:p>10817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8071">
                <text:p>108071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7965">
                <text:p>107965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7859">
                <text:p>107859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7751">
                <text:p>107751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7630">
                <text:p>107630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7519">
                <text:p>107519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7406">
                <text:p>107406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07298">
                <text:p>107298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7178">
                <text:p>107178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7061">
                <text:p>107061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939">
                <text:p>106939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808">
                <text:p>106808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708">
                <text:p>106708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612">
                <text:p>106612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491">
                <text:p>106491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368">
                <text:p>106368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246">
                <text:p>106246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106125">
                <text:p>106125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6011">
                <text:p>106011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886">
                <text:p>105886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763">
                <text:p>105763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643">
                <text:p>105643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615">
                <text:p>10561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522">
                <text:p>105522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402">
                <text:p>105402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291">
                <text:p>105291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178">
                <text:p>105178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05066">
                <text:p>105066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957">
                <text:p>104957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836">
                <text:p>104836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713">
                <text:p>104713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592">
                <text:p>104592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472">
                <text:p>10447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356">
                <text:p>104356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241">
                <text:p>104241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124">
                <text:p>104124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4006">
                <text:p>104006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103891">
                <text:p>103891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3769">
                <text:p>103769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3647">
                <text:p>103647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3523">
                <text:p>103523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3400">
                <text:p>103400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3275">
                <text:p>103275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3152">
                <text:p>103152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3028">
                <text:p>103028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2903">
                <text:p>102903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2776">
                <text:p>102776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102659">
                <text:p>102659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2550">
                <text:p>102550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2426">
                <text:p>102426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2306">
                <text:p>102306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2182">
                <text:p>102182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2059">
                <text:p>102059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1940">
                <text:p>101940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1822">
                <text:p>101822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1703">
                <text:p>101703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1581">
                <text:p>101581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101461">
                <text:p>101461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1358">
                <text:p>101358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1238">
                <text:p>101238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1121">
                <text:p>101121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1011">
                <text:p>101011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0894">
                <text:p>10089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0772">
                <text:p>100772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0648">
                <text:p>100648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0539">
                <text:p>100539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0416">
                <text:p>100416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100290">
                <text:p>100290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00173">
                <text:p>10017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00055">
                <text:p>100055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927">
                <text:p>99927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798">
                <text:p>99798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669">
                <text:p>9966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544">
                <text:p>99544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415">
                <text:p>99415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271">
                <text:p>99271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154">
                <text:p>99154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99035">
                <text:p>99035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986">
                <text:p>98986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866">
                <text:p>98866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755">
                <text:p>98755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634">
                <text:p>98634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508">
                <text:p>9850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384">
                <text:p>98384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257">
                <text:p>98257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128">
                <text:p>98128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8008">
                <text:p>98008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97888">
                <text:p>97888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7769">
                <text:p>97769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7649">
                <text:p>97649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7543">
                <text:p>97543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7432">
                <text:p>97432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7319">
                <text:p>97319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7201">
                <text:p>97201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7086">
                <text:p>97086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6962">
                <text:p>96962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6838">
                <text:p>96838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96747">
                <text:p>96747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6633">
                <text:p>96633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6522">
                <text:p>96522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6400">
                <text:p>96400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6283">
                <text:p>96283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6165">
                <text:p>96165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6039">
                <text:p>96039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5921">
                <text:p>95921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5802">
                <text:p>95802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5690">
                <text:p>95690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95571">
                <text:p>95571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5457">
                <text:p>95457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5332">
                <text:p>95332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5224">
                <text:p>95224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5097">
                <text:p>95097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4969">
                <text:p>94969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4850">
                <text:p>94850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4735">
                <text:p>94735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4615">
                <text:p>94615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4497">
                <text:p>94497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94372">
                <text:p>94372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4252">
                <text:p>94252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4126">
                <text:p>94126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996">
                <text:p>93996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857">
                <text:p>93857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726">
                <text:p>9372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600">
                <text:p>93600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469">
                <text:p>93469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341">
                <text:p>93341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216">
                <text:p>93216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93083">
                <text:p>93083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955">
                <text:p>92955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818">
                <text:p>92818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678">
                <text:p>92678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543">
                <text:p>92543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459">
                <text:p>9245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332">
                <text:p>92332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213">
                <text:p>92213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2084">
                <text:p>92084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1957">
                <text:p>91957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91819">
                <text:p>91819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1685">
                <text:p>91685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1548">
                <text:p>91548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1408">
                <text:p>91408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1279">
                <text:p>91279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1150">
                <text:p>9115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1028">
                <text:p>91028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0903">
                <text:p>90903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0786">
                <text:p>90786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0690">
                <text:p>90690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90561">
                <text:p>90561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90439">
                <text:p>90439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90335">
                <text:p>90335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90204">
                <text:p>90204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90079">
                <text:p>90079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89957">
                <text:p>8995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89840">
                <text:p>89840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89715">
                <text:p>89715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89578">
                <text:p>89578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89435">
                <text:p>89435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89299">
                <text:p>89299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9157">
                <text:p>89157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9062">
                <text:p>89062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8917">
                <text:p>88917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8796">
                <text:p>88796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8652">
                <text:p>8865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8511">
                <text:p>88511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8371">
                <text:p>88371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8227">
                <text:p>88227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8086">
                <text:p>88086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87977">
                <text:p>87977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7838">
                <text:p>87838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7697">
                <text:p>87697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7560">
                <text:p>87560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7418">
                <text:p>87418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7304">
                <text:p>873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7176">
                <text:p>87176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7046">
                <text:p>87046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6911">
                <text:p>86911</text:p>
              </table:table-cell>
            </table:table-row>
            <table:table-row>
              <table:table-cell office:value-type="float" office:value="1203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6771">
                <text:p>86771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86629">
                <text:p>86629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6522">
                <text:p>86522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6393">
                <text:p>86393</text:p>
              </table:table-cell>
            </table:table-row>
            <table:table-row>
              <table:table-cell office:value-type="float" office:value="1207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6251">
                <text:p>86251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6118">
                <text:p>86118</text:p>
              </table:table-cell>
            </table:table-row>
            <table:table-row>
              <table:table-cell office:value-type="float" office:value="1209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5977">
                <text:p>85977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5838">
                <text:p>85838</text:p>
              </table:table-cell>
            </table:table-row>
            <table:table-row>
              <table:table-cell office:value-type="float" office:value="1211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5709">
                <text:p>85709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5578">
                <text:p>85578</text:p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5442">
                <text:p>85442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85315">
                <text:p>85315</text:p>
              </table:table-cell>
            </table:table-row>
            <table:table-row>
              <table:table-cell office:value-type="float" office:value="1215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5186">
                <text:p>85186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5059">
                <text:p>85059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4923">
                <text:p>84923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4789">
                <text:p>84789</text:p>
              </table:table-cell>
            </table:table-row>
            <table:table-row>
              <table:table-cell office:value-type="float" office:value="1219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4645">
                <text:p>84645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4515">
                <text:p>84515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4423">
                <text:p>84423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4279">
                <text:p>84279</text:p>
              </table:table-cell>
            </table:table-row>
            <table:table-row>
              <table:table-cell office:value-type="float" office:value="1223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4133">
                <text:p>84133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83989">
                <text:p>83989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3852">
                <text:p>83852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3715">
                <text:p>83715</text:p>
              </table:table-cell>
            </table:table-row>
            <table:table-row>
              <table:table-cell office:value-type="float" office:value="1227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3580">
                <text:p>83580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3459">
                <text:p>83459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3316">
                <text:p>8331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3172">
                <text:p>83172</text:p>
              </table:table-cell>
            </table:table-row>
            <table:table-row>
              <table:table-cell office:value-type="float" office:value="1231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3031">
                <text:p>83031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2884">
                <text:p>82884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2746">
                <text:p>82746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82632">
                <text:p>82632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2494">
                <text:p>82494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2345">
                <text:p>82345</text:p>
              </table:table-cell>
            </table:table-row>
            <table:table-row>
              <table:table-cell office:value-type="float" office:value="1237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2199">
                <text:p>82199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2054">
                <text:p>82054</text:p>
              </table:table-cell>
            </table:table-row>
            <table:table-row>
              <table:table-cell office:value-type="float" office:value="1239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1950">
                <text:p>8195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1810">
                <text:p>81810</text:p>
              </table:table-cell>
            </table:table-row>
            <table:table-row>
              <table:table-cell office:value-type="float" office:value="1241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1675">
                <text:p>81675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1537">
                <text:p>81537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1405">
                <text:p>81405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81270">
                <text:p>81270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1133">
                <text:p>81133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1001">
                <text:p>81001</text:p>
              </table:table-cell>
            </table:table-row>
            <table:table-row>
              <table:table-cell office:value-type="float" office:value="1247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0852">
                <text:p>80852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0701">
                <text:p>80701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0556">
                <text:p>8055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0408">
                <text:p>80408</text:p>
              </table:table-cell>
            </table:table-row>
            <table:table-row>
              <table:table-cell office:value-type="float" office:value="1251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0258">
                <text:p>80258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80113">
                <text:p>80113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79961">
                <text:p>79961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79840">
                <text:p>79840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9690">
                <text:p>79690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9544">
                <text:p>79544</text:p>
              </table:table-cell>
            </table:table-row>
            <table:table-row>
              <table:table-cell office:value-type="float" office:value="1257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9398">
                <text:p>79398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9251">
                <text:p>79251</text:p>
              </table:table-cell>
            </table:table-row>
            <table:table-row>
              <table:table-cell office:value-type="float" office:value="1259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9127">
                <text:p>7912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8978">
                <text:p>78978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8831">
                <text:p>78831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8737">
                <text:p>78737</text:p>
              </table:table-cell>
            </table:table-row>
            <table:table-row>
              <table:table-cell office:value-type="float" office:value="1263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8590">
                <text:p>78590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69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1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3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7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8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79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341">
                <text:p>78341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205">
                <text:p>78205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8128">
                <text:p>78128</text:p>
              </table:table-cell>
            </table:table-row>
            <table:table-row>
              <table:table-cell office:value-type="float" office:value="1283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7990">
                <text:p>77990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77855">
                <text:p>77855</text:p>
              </table:table-cell>
            </table:table-row>
            <table:table-row>
              <table:table-cell office:value-type="float" office:value="1285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87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88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1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2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3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4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5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299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302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303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77762">
                <text:p>77762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698">
                <text:p>77698</text:p>
              </table:table-cell>
            </table:table-row>
            <table:table-row>
              <table:table-cell office:value-type="float" office:value="1306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557">
                <text:p>77557</text:p>
              </table:table-cell>
            </table:table-row>
            <table:table-row>
              <table:table-cell office:value-type="float" office:value="1307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417">
                <text:p>77417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264">
                <text:p>77264</text:p>
              </table:table-cell>
            </table:table-row>
            <table:table-row>
              <table:table-cell office:value-type="float" office:value="1309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115">
                <text:p>7711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1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2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5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6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7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8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19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1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3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6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7097">
                <text:p>77097</text:p>
              </table:table-cell>
            </table:table-row>
            <table:table-row>
              <table:table-cell office:value-type="float" office:value="1327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7036">
                <text:p>77036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6900">
                <text:p>76900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6766">
                <text:p>7676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6641">
                <text:p>76641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6495">
                <text:p>76495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34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37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38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39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3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6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7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8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49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452">
                <text:p>7645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359">
                <text:p>76359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216">
                <text:p>76216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6064">
                <text:p>76064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5914">
                <text:p>75914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55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69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831">
                <text:p>75831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710">
                <text:p>75710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573">
                <text:p>75573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434">
                <text:p>75434</text:p>
              </table:table-cell>
            </table:table-row>
            <table:table-row>
              <table:table-cell office:value-type="float" office:value="1379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286">
                <text:p>75286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3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5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1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5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5227">
                <text:p>7522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5226">
                <text:p>75226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5068">
                <text:p>75068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4918">
                <text:p>74918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4778">
                <text:p>74778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07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1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8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19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21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23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24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74644">
                <text:p>74644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622">
                <text:p>74622</text:p>
              </table:table-cell>
            </table:table-row>
            <table:table-row>
              <table:table-cell office:value-type="float" office:value="1426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477">
                <text:p>74477</text:p>
              </table:table-cell>
            </table:table-row>
            <table:table-row>
              <table:table-cell office:value-type="float" office:value="1427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323">
                <text:p>74323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181">
                <text:p>74181</text:p>
              </table:table-cell>
            </table:table-row>
            <table:table-row>
              <table:table-cell office:value-type="float" office:value="1429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1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3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4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5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6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39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2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3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4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5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6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7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4081">
                <text:p>74081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3992">
                <text:p>73992</text:p>
              </table:table-cell>
            </table:table-row>
            <table:table-row>
              <table:table-cell office:value-type="float" office:value="1449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3864">
                <text:p>7386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3747">
                <text:p>73747</text:p>
              </table:table-cell>
            </table:table-row>
            <table:table-row>
              <table:table-cell office:value-type="float" office:value="1451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3623">
                <text:p>73623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53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54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55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58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59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2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3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4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5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6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7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69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71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532">
                <text:p>73532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480">
                <text:p>73480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348">
                <text:p>73348</text:p>
              </table:table-cell>
            </table:table-row>
            <table:table-row>
              <table:table-cell office:value-type="float" office:value="1474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73227">
                <text:p>73227</text:p>
              </table:table-cell>
            </table:table-row>
            <table:table-row>
              <table:table-cell office:value-type="float" office:value="1475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3088">
                <text:p>73088</text:p>
              </table:table-cell>
            </table:table-row>
            <table:table-row>
              <table:table-cell office:value-type="float" office:value="1476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77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79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1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3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4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7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999">
                <text:p>72999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918">
                <text:p>72918</text:p>
              </table:table-cell>
            </table:table-row>
            <table:table-row>
              <table:table-cell office:value-type="float" office:value="1491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767">
                <text:p>72767</text:p>
              </table:table-cell>
            </table:table-row>
            <table:table-row>
              <table:table-cell office:value-type="float" office:value="1492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619">
                <text:p>72619</text:p>
              </table:table-cell>
            </table:table-row>
            <table:table-row>
              <table:table-cell office:value-type="float" office:value="1493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494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495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497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498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502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504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2484">
                <text:p>72484</text:p>
              </table:table-cell>
            </table:table-row>
            <table:table-row>
              <table:table-cell office:value-type="float" office:value="1506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2435">
                <text:p>72435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2301">
                <text:p>72301</text:p>
              </table:table-cell>
            </table:table-row>
            <table:table-row>
              <table:table-cell office:value-type="float" office:value="1508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2162">
                <text:p>72162</text:p>
              </table:table-cell>
            </table:table-row>
            <table:table-row>
              <table:table-cell office:value-type="float" office:value="1509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2023">
                <text:p>72023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1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2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3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4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5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6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7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8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19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80">
                <text:p>71980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946">
                <text:p>71946</text:p>
              </table:table-cell>
            </table:table-row>
            <table:table-row>
              <table:table-cell office:value-type="float" office:value="1523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823">
                <text:p>71823</text:p>
              </table:table-cell>
            </table:table-row>
            <table:table-row>
              <table:table-cell office:value-type="float" office:value="1524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71742">
                <text:p>71742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589">
                <text:p>71589</text:p>
              </table:table-cell>
            </table:table-row>
            <table:table-row>
              <table:table-cell office:value-type="float" office:value="1526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27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28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29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2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4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5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8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485">
                <text:p>71485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476">
                <text:p>71476</text:p>
              </table:table-cell>
            </table:table-row>
            <table:table-row>
              <table:table-cell office:value-type="float" office:value="1541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332">
                <text:p>71332</text:p>
              </table:table-cell>
            </table:table-row>
            <table:table-row>
              <table:table-cell office:value-type="float" office:value="1542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194">
                <text:p>71194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1043">
                <text:p>71043</text:p>
              </table:table-cell>
            </table:table-row>
            <table:table-row>
              <table:table-cell office:value-type="float" office:value="1544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45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46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47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48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49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4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5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6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7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999">
                <text:p>70999</text:p>
              </table:table-cell>
            </table:table-row>
            <table:table-row>
              <table:table-cell office:value-type="float" office:value="1558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896">
                <text:p>70896</text:p>
              </table:table-cell>
            </table:table-row>
            <table:table-row>
              <table:table-cell office:value-type="float" office:value="1559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753">
                <text:p>70753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614">
                <text:p>70614</text:p>
              </table:table-cell>
            </table:table-row>
            <table:table-row>
              <table:table-cell office:value-type="float" office:value="1561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4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5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6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7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8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71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72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523">
                <text:p>70523</text:p>
              </table:table-cell>
            </table:table-row>
            <table:table-row>
              <table:table-cell office:value-type="float" office:value="1573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410">
                <text:p>70410</text:p>
              </table:table-cell>
            </table:table-row>
            <table:table-row>
              <table:table-cell office:value-type="float" office:value="1574">
                <text:p>1570</text:p>
              </table:table-cell>
              <table:table-cell office:value-type="float" office:value="0">
                <text:p>0</text:p>
              </table:table-cell>
              <table:table-cell office:value-type="float" office:value="70273">
                <text:p>70273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138">
                <text:p>70138</text:p>
              </table:table-cell>
            </table:table-row>
            <table:table-row>
              <table:table-cell office:value-type="float" office:value="1576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77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78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79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1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2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3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4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6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7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70057">
                <text:p>70057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69979">
                <text:p>69979</text:p>
              </table:table-cell>
            </table:table-row>
            <table:table-row>
              <table:table-cell office:value-type="float" office:value="1589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69840">
                <text:p>69840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69705">
                <text:p>69705</text:p>
              </table:table-cell>
            </table:table-row>
            <table:table-row>
              <table:table-cell office:value-type="float" office:value="1591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2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3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4">
                <text:p>159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5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7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8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599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602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99">
                <text:p>69599</text:p>
              </table:table-cell>
            </table:table-row>
            <table:table-row>
              <table:table-cell office:value-type="float" office:value="1603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551">
                <text:p>69551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69405">
                <text:p>69405</text:p>
              </table:table-cell>
            </table:table-row>
            <table:table-row>
              <table:table-cell office:value-type="float" office:value="1605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256">
                <text:p>69256</text:p>
              </table:table-cell>
            </table:table-row>
            <table:table-row>
              <table:table-cell office:value-type="float" office:value="1606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07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08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09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1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2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3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4">
                <text:p>161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5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6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9149">
                <text:p>69149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9079">
                <text:p>69079</text:p>
              </table:table-cell>
            </table:table-row>
            <table:table-row>
              <table:table-cell office:value-type="float" office:value="1618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8937">
                <text:p>68937</text:p>
              </table:table-cell>
            </table:table-row>
            <table:table-row>
              <table:table-cell office:value-type="float" office:value="1619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8795">
                <text:p>68795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1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2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3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4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5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6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7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8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29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31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705">
                <text:p>68705</text:p>
              </table:table-cell>
            </table:table-row>
            <table:table-row>
              <table:table-cell office:value-type="float" office:value="1632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613">
                <text:p>68613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473">
                <text:p>68473</text:p>
              </table:table-cell>
            </table:table-row>
            <table:table-row>
              <table:table-cell office:value-type="float" office:value="1634">
                <text:p>1630</text:p>
              </table:table-cell>
              <table:table-cell office:value-type="float" office:value="0">
                <text:p>0</text:p>
              </table:table-cell>
              <table:table-cell office:value-type="float" office:value="68336">
                <text:p>68336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36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37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38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39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41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42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43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44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45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8267">
                <text:p>68267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8223">
                <text:p>68223</text:p>
              </table:table-cell>
            </table:table-row>
            <table:table-row>
              <table:table-cell office:value-type="float" office:value="1647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8088">
                <text:p>68088</text:p>
              </table:table-cell>
            </table:table-row>
            <table:table-row>
              <table:table-cell office:value-type="float" office:value="1648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7947">
                <text:p>67947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1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2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3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4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5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6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7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8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837">
                <text:p>67837</text:p>
              </table:table-cell>
            </table:table-row>
            <table:table-row>
              <table:table-cell office:value-type="float" office:value="1659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817">
                <text:p>6781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684">
                <text:p>67684</text:p>
              </table:table-cell>
            </table:table-row>
            <table:table-row>
              <table:table-cell office:value-type="float" office:value="1661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543">
                <text:p>67543</text:p>
              </table:table-cell>
            </table:table-row>
            <table:table-row>
              <table:table-cell office:value-type="float" office:value="1662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63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66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67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68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69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71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72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413">
                <text:p>67413</text:p>
              </table:table-cell>
            </table:table-row>
            <table:table-row>
              <table:table-cell office:value-type="float" office:value="1673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269">
                <text:p>67269</text:p>
              </table:table-cell>
            </table:table-row>
            <table:table-row>
              <table:table-cell office:value-type="float" office:value="1674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67128">
                <text:p>67128</text:p>
              </table:table-cell>
            </table:table-row>
            <table:table-row>
              <table:table-cell office:value-type="float" office:value="1675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76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77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78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79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82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84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66995">
                <text:p>66995</text:p>
              </table:table-cell>
            </table:table-row>
            <table:table-row>
              <table:table-cell office:value-type="float" office:value="1685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927">
                <text:p>66927</text:p>
              </table:table-cell>
            </table:table-row>
            <table:table-row>
              <table:table-cell office:value-type="float" office:value="1686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783">
                <text:p>66783</text:p>
              </table:table-cell>
            </table:table-row>
            <table:table-row>
              <table:table-cell office:value-type="float" office:value="1687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646">
                <text:p>66646</text:p>
              </table:table-cell>
            </table:table-row>
            <table:table-row>
              <table:table-cell office:value-type="float" office:value="1688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89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1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2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3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4">
                <text:p>169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5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6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8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582">
                <text:p>66582</text:p>
              </table:table-cell>
            </table:table-row>
            <table:table-row>
              <table:table-cell office:value-type="float" office:value="1699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484">
                <text:p>6648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348">
                <text:p>66348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207">
                <text:p>66207</text:p>
              </table:table-cell>
            </table:table-row>
            <table:table-row>
              <table:table-cell office:value-type="float" office:value="1702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03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04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05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06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07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08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09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1714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66111">
                <text:p>66111</text:p>
              </table:table-cell>
            </table:table-row>
            <table:table-row>
              <table:table-cell office:value-type="float" office:value="1715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964">
                <text:p>65964</text:p>
              </table:table-cell>
            </table:table-row>
            <table:table-row>
              <table:table-cell office:value-type="float" office:value="1716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829">
                <text:p>65829</text:p>
              </table:table-cell>
            </table:table-row>
            <table:table-row>
              <table:table-cell office:value-type="float" office:value="1717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18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19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1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2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3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4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5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6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7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771">
                <text:p>65771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669">
                <text:p>65669</text:p>
              </table:table-cell>
            </table:table-row>
            <table:table-row>
              <table:table-cell office:value-type="float" office:value="1731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538">
                <text:p>65538</text:p>
              </table:table-cell>
            </table:table-row>
            <table:table-row>
              <table:table-cell office:value-type="float" office:value="1732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432">
                <text:p>65432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34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35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36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37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38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39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41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42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74">
                <text:p>65374</text:p>
              </table:table-cell>
            </table:table-row>
            <table:table-row>
              <table:table-cell office:value-type="float" office:value="1743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318">
                <text:p>65318</text:p>
              </table:table-cell>
            </table:table-row>
            <table:table-row>
              <table:table-cell office:value-type="float" office:value="1744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65191">
                <text:p>65191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5053">
                <text:p>65053</text:p>
              </table:table-cell>
            </table:table-row>
            <table:table-row>
              <table:table-cell office:value-type="float" office:value="1746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47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48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49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64983">
                <text:p>64983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4869">
                <text:p>64869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4725">
                <text:p>64725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4443">
                <text:p>64443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4314">
                <text:p>6431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4180">
                <text:p>64180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4035">
                <text:p>64035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3937">
                <text:p>63937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3793">
                <text:p>63793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63655">
                <text:p>63655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3520">
                <text:p>63520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3381">
                <text:p>63381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3240">
                <text:p>63240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3097">
                <text:p>63097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2960">
                <text:p>62960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2823">
                <text:p>62823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2689">
                <text:p>62689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2549">
                <text:p>62549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2407">
                <text:p>62407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62274">
                <text:p>62274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2144">
                <text:p>62144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2004">
                <text:p>62004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900">
                <text:p>61900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760">
                <text:p>61760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623">
                <text:p>61623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543">
                <text:p>61543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412">
                <text:p>61412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284">
                <text:p>61284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236">
                <text:p>61236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61126">
                <text:p>61126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990">
                <text:p>60990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853">
                <text:p>60853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721">
                <text:p>60721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577">
                <text:p>60577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445">
                <text:p>60445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319">
                <text:p>60319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208">
                <text:p>60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60072">
                <text:p>60072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59940">
                <text:p>59940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59795">
                <text:p>59795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9653">
                <text:p>59653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9511">
                <text:p>59511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9384">
                <text:p>59384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9247">
                <text:p>59247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9110">
                <text:p>5911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8978">
                <text:p>58978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8853">
                <text:p>58853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8723">
                <text:p>58723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8585">
                <text:p>58585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58446">
                <text:p>58446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8314">
                <text:p>58314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8208">
                <text:p>58208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8086">
                <text:p>58086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7964">
                <text:p>57964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7843">
                <text:p>57843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7714">
                <text:p>57714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7585">
                <text:p>57585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7321">
                <text:p>57321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57184">
                <text:p>57184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7080">
                <text:p>57080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7061">
                <text:p>57061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6933">
                <text:p>56933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6781">
                <text:p>56781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6627">
                <text:p>56627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6481">
                <text:p>56481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6325">
                <text:p>56325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6176">
                <text:p>56176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6029">
                <text:p>56029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55878">
                <text:p>55878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5731">
                <text:p>55731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5572">
                <text:p>55572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5424">
                <text:p>55424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5272">
                <text:p>55272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5129">
                <text:p>55129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4984">
                <text:p>54984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4837">
                <text:p>54837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4689">
                <text:p>54689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4542">
                <text:p>54542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54397">
                <text:p>54397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4242">
                <text:p>54242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4082">
                <text:p>54082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3940">
                <text:p>53940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3800">
                <text:p>53800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3660">
                <text:p>53660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3544">
                <text:p>53544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3395">
                <text:p>53395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3242">
                <text:p>53242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3090">
                <text:p>53090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52941">
                <text:p>52941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2784">
                <text:p>52784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2637">
                <text:p>52637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2486">
                <text:p>52486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2337">
                <text:p>52337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2189">
                <text:p>5218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2039">
                <text:p>52039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1888">
                <text:p>51888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1739">
                <text:p>51739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1593">
                <text:p>51593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51440">
                <text:p>51440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1292">
                <text:p>51292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1134">
                <text:p>51134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984">
                <text:p>50984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844">
                <text:p>50844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708">
                <text:p>5070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560">
                <text:p>50560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412">
                <text:p>50412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272">
                <text:p>50272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160">
                <text:p>50160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50002">
                <text:p>50002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9858">
                <text:p>49858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9822">
                <text:p>49822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9660">
                <text:p>49660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9506">
                <text:p>49506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9357">
                <text:p>49357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9206">
                <text:p>49206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9053">
                <text:p>49053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8908">
                <text:p>48908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8765">
                <text:p>48765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48604">
                <text:p>48604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8459">
                <text:p>48459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8305">
                <text:p>48305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8159">
                <text:p>48159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8006">
                <text:p>48006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7859">
                <text:p>478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7713">
                <text:p>47713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7552">
                <text:p>47552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7407">
                <text:p>47407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7272">
                <text:p>47272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47122">
                <text:p>47122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6972">
                <text:p>46972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6821">
                <text:p>46821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6516">
                <text:p>46516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6369">
                <text:p>46369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6217">
                <text:p>46217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6071">
                <text:p>46071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5921">
                <text:p>45921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5767">
                <text:p>45767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45624">
                <text:p>45624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5471">
                <text:p>45471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5316">
                <text:p>45316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5170">
                <text:p>45170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5018">
                <text:p>45018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4871">
                <text:p>4487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4722">
                <text:p>44722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4579">
                <text:p>44579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4428">
                <text:p>44428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4269">
                <text:p>44269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44122">
                <text:p>44122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997">
                <text:p>43997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896">
                <text:p>43896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746">
                <text:p>43746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588">
                <text:p>43588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443">
                <text:p>43443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341">
                <text:p>43341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193">
                <text:p>43193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3041">
                <text:p>43041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2891">
                <text:p>42891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42740">
                <text:p>42740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2590">
                <text:p>42590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2441">
                <text:p>42441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2290">
                <text:p>42290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2142">
                <text:p>42142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1984">
                <text:p>4198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1687">
                <text:p>41687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1388">
                <text:p>41388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41239">
                <text:p>41239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1101">
                <text:p>41101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933">
                <text:p>40933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789">
                <text:p>40789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639">
                <text:p>40639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473">
                <text:p>4047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375">
                <text:p>40375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359">
                <text:p>40359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350">
                <text:p>40350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343">
                <text:p>40343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40336">
                <text:p>40336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40216">
                <text:p>40216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40065">
                <text:p>40065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9912">
                <text:p>39912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9766">
                <text:p>39766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9615">
                <text:p>3961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9470">
                <text:p>39470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9311">
                <text:p>39311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9164">
                <text:p>39164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9015">
                <text:p>39015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8862">
                <text:p>38862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8722">
                <text:p>38722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8565">
                <text:p>38565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8414">
                <text:p>38414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8263">
                <text:p>38263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8113">
                <text:p>3811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7972">
                <text:p>37972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7811">
                <text:p>37811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7663">
                <text:p>37663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7513">
                <text:p>37513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37362">
                <text:p>37362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7225">
                <text:p>37225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7094">
                <text:p>37094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921">
                <text:p>36921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778">
                <text:p>36778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647">
                <text:p>36647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542">
                <text:p>36542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537">
                <text:p>36537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531">
                <text:p>3653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6264">
                <text:p>36264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6113">
                <text:p>36113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5958">
                <text:p>35958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5808">
                <text:p>3580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5658">
                <text:p>3565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5523">
                <text:p>35523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5355">
                <text:p>35355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5208">
                <text:p>35208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5058">
                <text:p>3505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4910">
                <text:p>34910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4771">
                <text:p>34771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4606">
                <text:p>34606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4460">
                <text:p>34460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4305">
                <text:p>34305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4163">
                <text:p>3416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4016">
                <text:p>3401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3858">
                <text:p>33858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3711">
                <text:p>33711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3559">
                <text:p>33559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3408">
                <text:p>3340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3292">
                <text:p>33292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3152">
                <text:p>33152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995">
                <text:p>32995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878">
                <text:p>32878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748">
                <text:p>3274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598">
                <text:p>32598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547">
                <text:p>3254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535">
                <text:p>3253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519">
                <text:p>32519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32458">
                <text:p>3245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2334">
                <text:p>3233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2183">
                <text:p>3218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2031">
                <text:p>3203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1878">
                <text:p>3187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1734">
                <text:p>3173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1590">
                <text:p>3159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1429">
                <text:p>3142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1279">
                <text:p>3127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1130">
                <text:p>3113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0979">
                <text:p>3097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0834">
                <text:p>3083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0682">
                <text:p>3068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0528">
                <text:p>3052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0384">
                <text:p>3038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30088">
                <text:p>3008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9928">
                <text:p>2992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9776">
                <text:p>2977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9628">
                <text:p>29628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9486">
                <text:p>29486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9351">
                <text:p>29351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9179">
                <text:p>29179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9030">
                <text:p>29030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8878">
                <text:p>28878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8726">
                <text:p>2872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8647">
                <text:p>28647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8460">
                <text:p>28460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8317">
                <text:p>28317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8162">
                <text:p>28162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28014">
                <text:p>28014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7872">
                <text:p>2787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7712">
                <text:p>27712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7564">
                <text:p>27564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7410">
                <text:p>27410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7266">
                <text:p>2726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7116">
                <text:p>27116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6815">
                <text:p>26815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26513">
                <text:p>26513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6370">
                <text:p>26370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6216">
                <text:p>26216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5765">
                <text:p>2576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5162">
                <text:p>25162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4264">
                <text:p>2426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4118">
                <text:p>24118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3664">
                <text:p>23664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23524">
                <text:p>23524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3379">
                <text:p>23379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3215">
                <text:p>23215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3061">
                <text:p>23061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2759">
                <text:p>22759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2614">
                <text:p>22614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2461">
                <text:p>22461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2168">
                <text:p>22168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22014">
                <text:p>22014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1879">
                <text:p>21879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1710">
                <text:p>21710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1561">
                <text:p>21561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1412">
                <text:p>21412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1262">
                <text:p>21262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0960">
                <text:p>20960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0813">
                <text:p>20813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0665">
                <text:p>20665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20223">
                <text:p>20223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9913">
                <text:p>19913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9764">
                <text:p>19764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9620">
                <text:p>19620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9310">
                <text:p>19310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19009">
                <text:p>19009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735">
                <text:p>18735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424">
                <text:p>18424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396">
                <text:p>18396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382">
                <text:p>18382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291">
                <text:p>18291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17983">
                <text:p>17983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7824">
                <text:p>17824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7514">
                <text:p>17514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7078">
                <text:p>17078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6924">
                <text:p>16924</text:p>
              </table:table-cell>
            </table:table-row>
            <table:table-row>
              <table:table-cell office:value-type="float" office:value="2102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6785">
                <text:p>16785</text:p>
              </table:table-cell>
            </table:table-row>
            <table:table-row>
              <table:table-cell office:value-type="float" office:value="2103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6632">
                <text:p>16632</text:p>
              </table:table-cell>
            </table:table-row>
            <table:table-row>
              <table:table-cell office:value-type="float" office:value="2104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6472">
                <text:p>16472</text:p>
              </table:table-cell>
            </table:table-row>
            <table:table-row>
              <table:table-cell office:value-type="float" office:value="2105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6332">
                <text:p>16332</text:p>
              </table:table-cell>
            </table:table-row>
            <table:table-row>
              <table:table-cell office:value-type="float" office:value="2106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6176">
                <text:p>16176</text:p>
              </table:table-cell>
            </table:table-row>
            <table:table-row>
              <table:table-cell office:value-type="float" office:value="2107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float" office:value="2108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5877">
                <text:p>15877</text:p>
              </table:table-cell>
            </table:table-row>
            <table:table-row>
              <table:table-cell office:value-type="float" office:value="2109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5723">
                <text:p>15723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5585">
                <text:p>15585</text:p>
              </table:table-cell>
            </table:table-row>
            <table:table-row>
              <table:table-cell office:value-type="float" office:value="2111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5297">
                <text:p>15297</text:p>
              </table:table-cell>
            </table:table-row>
            <table:table-row>
              <table:table-cell office:value-type="float" office:value="2113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5136">
                <text:p>15136</text:p>
              </table:table-cell>
            </table:table-row>
            <table:table-row>
              <table:table-cell office:value-type="float" office:value="2114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15007">
                <text:p>15007</text:p>
              </table:table-cell>
            </table:table-row>
            <table:table-row>
              <table:table-cell office:value-type="float" office:value="2115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float" office:value="2116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982">
                <text:p>14982</text:p>
              </table:table-cell>
            </table:table-row>
            <table:table-row>
              <table:table-cell office:value-type="float" office:value="2117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float" office:value="2118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float" office:value="2119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620">
                <text:p>14620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float" office:value="2121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326">
                <text:p>14326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173">
                <text:p>14173</text:p>
              </table:table-cell>
            </table:table-row>
            <table:table-row>
              <table:table-cell office:value-type="float" office:value="2123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4018">
                <text:p>14018</text:p>
              </table:table-cell>
            </table:table-row>
            <table:table-row>
              <table:table-cell office:value-type="float" office:value="2124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13874">
                <text:p>13874</text:p>
              </table:table-cell>
            </table:table-row>
            <table:table-row>
              <table:table-cell office:value-type="float" office:value="2125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3716">
                <text:p>13716</text:p>
              </table:table-cell>
            </table:table-row>
            <table:table-row>
              <table:table-cell office:value-type="float" office:value="2126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3572">
                <text:p>13572</text:p>
              </table:table-cell>
            </table:table-row>
            <table:table-row>
              <table:table-cell office:value-type="float" office:value="2127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3420">
                <text:p>13420</text:p>
              </table:table-cell>
            </table:table-row>
            <table:table-row>
              <table:table-cell office:value-type="float" office:value="2128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3276">
                <text:p>13276</text:p>
              </table:table-cell>
            </table:table-row>
            <table:table-row>
              <table:table-cell office:value-type="float" office:value="2129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3121">
                <text:p>13121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2969">
                <text:p>12969</text:p>
              </table:table-cell>
            </table:table-row>
            <table:table-row>
              <table:table-cell office:value-type="float" office:value="2131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float" office:value="2132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2674">
                <text:p>12674</text:p>
              </table:table-cell>
            </table:table-row>
            <table:table-row>
              <table:table-cell office:value-type="float" office:value="2133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2520">
                <text:p>12520</text:p>
              </table:table-cell>
            </table:table-row>
            <table:table-row>
              <table:table-cell office:value-type="float" office:value="2134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12371">
                <text:p>12371</text:p>
              </table:table-cell>
            </table:table-row>
            <table:table-row>
              <table:table-cell office:value-type="float" office:value="2135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2225">
                <text:p>12225</text:p>
              </table:table-cell>
            </table:table-row>
            <table:table-row>
              <table:table-cell office:value-type="float" office:value="2136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2067">
                <text:p>12067</text:p>
              </table:table-cell>
            </table:table-row>
            <table:table-row>
              <table:table-cell office:value-type="float" office:value="2137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949">
                <text:p>11949</text:p>
              </table:table-cell>
            </table:table-row>
            <table:table-row>
              <table:table-cell office:value-type="float" office:value="2138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942">
                <text:p>11942</text:p>
              </table:table-cell>
            </table:table-row>
            <table:table-row>
              <table:table-cell office:value-type="float" office:value="2139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float" office:value="2141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626">
                <text:p>11626</text:p>
              </table:table-cell>
            </table:table-row>
            <table:table-row>
              <table:table-cell office:value-type="float" office:value="2142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471">
                <text:p>11471</text:p>
              </table:table-cell>
            </table:table-row>
            <table:table-row>
              <table:table-cell office:value-type="float" office:value="2143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float" office:value="2144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11173">
                <text:p>11173</text:p>
              </table:table-cell>
            </table:table-row>
            <table:table-row>
              <table:table-cell office:value-type="float" office:value="2145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11028">
                <text:p>11028</text:p>
              </table:table-cell>
            </table:table-row>
            <table:table-row>
              <table:table-cell office:value-type="float" office:value="2146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10871">
                <text:p>10871</text:p>
              </table:table-cell>
            </table:table-row>
            <table:table-row>
              <table:table-cell office:value-type="float" office:value="2147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10723">
                <text:p>10723</text:p>
              </table:table-cell>
            </table:table-row>
            <table:table-row>
              <table:table-cell office:value-type="float" office:value="2148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float" office:value="2149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float" office:value="2151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float" office:value="2152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9974">
                <text:p>9974</text:p>
              </table:table-cell>
            </table:table-row>
            <table:table-row>
              <table:table-cell office:value-type="float" office:value="2153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float" office:value="2154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float" office:value="2155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float" office:value="2156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float" office:value="2157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float" office:value="2158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float" office:value="2159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float" office:value="2161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float" office:value="2162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float" office:value="2164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float" office:value="2165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float" office:value="2166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float" office:value="2167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7721">
                <text:p>7721</text:p>
              </table:table-cell>
            </table:table-row>
            <table:table-row>
              <table:table-cell office:value-type="float" office:value="2168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float" office:value="2169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7421">
                <text:p>7421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float" office:value="2171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2172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float" office:value="2173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float" office:value="2174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2175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float" office:value="2177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2178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float" office:value="2179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float" office:value="2181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float" office:value="2182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float" office:value="2183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2184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2186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float" office:value="2187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float" office:value="2188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float" office:value="2189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float" office:value="2192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float" office:value="2193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float" office:value="2194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float" office:value="2195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2196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float" office:value="2197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float" office:value="2198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float" office:value="2199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2202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2203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2204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205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2206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2207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2208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2209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2211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2212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2213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2214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2215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2216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2217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218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219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39cm" svg:y="0.316cm" chart:style-name="ch2">
          <text:p>FC; 70%/30%; 500 msg/s</text:p>
        </chart:title>
        <chart:legend chart:legend-position="end" svg:x="14.206cm" svg:y="3.952cm" style:legend-expansion="high" chart:style-name="ch3"/>
        <chart:plot-area chart:style-name="ch4" chart:data-source-has-labels="both" svg:x="0.77cm" svg:y="1.635cm" svg:width="12.796cm" svg:height="6.765cm">
          <chartooo:coordinate-region svg:x="1.762cm" svg:y="1.835cm" svg:width="11.444cm" svg:height="5.52cm"/>
          <chart:axis chart:dimension="x" chart:name="primary-x" chart:style-name="ch5" chartooo:axis-type="auto">
            <chartooo:date-scale/>
            <chart:categories table:cell-range-address="local-table.$A$2:.$A$10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25" chart:label-cell-address="local-table.$B$1" chart:class="chart:line">
            <chart:data-point chart:repeated="1024"/>
          </chart:series>
          <chart:series chart:style-name="ch8" chart:values-cell-range-address="local-table.$C$2:.$C$1025" chart:label-cell-address="local-table.$C$1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</table:table-cell>
              <table:table-cell office:value-type="string">
                <text:p>Q2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0">
                <text:p>2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9">
                <text:p>95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45">
                <text:p>13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54">
                <text:p>165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33">
                <text:p>18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32">
                <text:p>193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26">
                <text:p>182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10">
                <text:p>181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66">
                <text:p>186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91">
                <text:p>179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72">
                <text:p>1772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0">
                <text:p>173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99">
                <text:p>179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81">
                <text:p>188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22">
                <text:p>182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72">
                <text:p>187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90">
                <text:p>199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12">
                <text:p>1912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24">
                <text:p>2124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10">
                <text:p>241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48">
                <text:p>204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98">
                <text:p>199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68">
                <text:p>196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18">
                <text:p>191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68">
                <text:p>196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038">
                <text:p>203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38">
                <text:p>1938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08">
                <text:p>1908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938">
                <text:p>1938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48">
                <text:p>184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58">
                <text:p>185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808">
                <text:p>180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878">
                <text:p>1878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868">
                <text:p>186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12">
                <text:p>2012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708">
                <text:p>1708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758">
                <text:p>1758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788">
                <text:p>1788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738">
                <text:p>1738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68">
                <text:p>176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758">
                <text:p>1758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748">
                <text:p>174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98">
                <text:p>1798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788">
                <text:p>178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38">
                <text:p>1738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36">
                <text:p>1736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85">
                <text:p>1685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675">
                <text:p>1675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665">
                <text:p>1665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645">
                <text:p>1645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95">
                <text:p>169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25">
                <text:p>1725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15">
                <text:p>171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14">
                <text:p>1714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15">
                <text:p>1615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15">
                <text:p>161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665">
                <text:p>166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35">
                <text:p>1635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625">
                <text:p>162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15">
                <text:p>161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665">
                <text:p>1665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575">
                <text:p>157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35">
                <text:p>1635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45">
                <text:p>154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545">
                <text:p>1545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15">
                <text:p>1515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505">
                <text:p>1505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495">
                <text:p>149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485">
                <text:p>148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35">
                <text:p>1535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25">
                <text:p>152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575">
                <text:p>1575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525">
                <text:p>1525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15">
                <text:p>1515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565">
                <text:p>156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615">
                <text:p>161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605">
                <text:p>1605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595">
                <text:p>159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505">
                <text:p>150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505">
                <text:p>1505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475">
                <text:p>1475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595">
                <text:p>1595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535">
                <text:p>1535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85">
                <text:p>1585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575">
                <text:p>1575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565">
                <text:p>1565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55">
                <text:p>15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45">
                <text:p>1545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35">
                <text:p>1535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25">
                <text:p>1525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515">
                <text:p>1515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65">
                <text:p>146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495">
                <text:p>1495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85">
                <text:p>148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475">
                <text:p>147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465">
                <text:p>1465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455">
                <text:p>1455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45">
                <text:p>144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435">
                <text:p>143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25">
                <text:p>142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375">
                <text:p>137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365">
                <text:p>136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355">
                <text:p>135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45">
                <text:p>1345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335">
                <text:p>1335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365">
                <text:p>1365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355">
                <text:p>1355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345">
                <text:p>1345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95">
                <text:p>1295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85">
                <text:p>1285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275">
                <text:p>1275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65">
                <text:p>1265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55">
                <text:p>125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45">
                <text:p>1245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35">
                <text:p>1235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85">
                <text:p>1285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75">
                <text:p>1275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65">
                <text:p>1265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15">
                <text:p>1215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05">
                <text:p>1205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195">
                <text:p>1195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85">
                <text:p>1185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175">
                <text:p>1175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65">
                <text:p>1165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155">
                <text:p>1155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145">
                <text:p>1145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135">
                <text:p>1135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55">
                <text:p>955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965">
                <text:p>965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955">
                <text:p>955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015">
                <text:p>1015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005">
                <text:p>100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995">
                <text:p>995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85">
                <text:p>985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975">
                <text:p>975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925">
                <text:p>925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915">
                <text:p>91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905">
                <text:p>905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895">
                <text:p>89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885">
                <text:p>885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875">
                <text:p>875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865">
                <text:p>865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855">
                <text:p>855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45">
                <text:p>845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966">
                <text:p>966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575">
                <text:p>57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05">
                <text:p>605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95">
                <text:p>595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585">
                <text:p>585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575">
                <text:p>575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65">
                <text:p>565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754">
                <text:p>754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15">
                <text:p>215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5">
                <text:p>295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45">
                <text:p>34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95">
                <text:p>395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75">
                <text:p>475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465">
                <text:p>465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455">
                <text:p>455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45">
                <text:p>445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435">
                <text:p>43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94">
                <text:p>494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35">
                <text:p>335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95">
                <text:p>39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75">
                <text:p>375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65">
                <text:p>365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415">
                <text:p>41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405">
                <text:p>405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75">
                <text:p>475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465">
                <text:p>46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15">
                <text:p>41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405">
                <text:p>40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95">
                <text:p>39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85">
                <text:p>38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75">
                <text:p>375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65">
                <text:p>36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415">
                <text:p>415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05">
                <text:p>405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85">
                <text:p>385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95">
                <text:p>295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25">
                <text:p>32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75">
                <text:p>37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65">
                <text:p>36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15">
                <text:p>415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05">
                <text:p>40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5">
                <text:p>38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75">
                <text:p>375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65">
                <text:p>365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415">
                <text:p>41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405">
                <text:p>40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5">
                <text:p>395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85">
                <text:p>38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75">
                <text:p>375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65">
                <text:p>365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415">
                <text:p>41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65">
                <text:p>365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415">
                <text:p>41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405">
                <text:p>405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95">
                <text:p>395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85">
                <text:p>38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75">
                <text:p>375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65">
                <text:p>365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415">
                <text:p>41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405">
                <text:p>40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95">
                <text:p>395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45">
                <text:p>34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95">
                <text:p>395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85">
                <text:p>385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75">
                <text:p>37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65">
                <text:p>365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15">
                <text:p>41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405">
                <text:p>405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95">
                <text:p>395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85">
                <text:p>385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95">
                <text:p>295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55">
                <text:p>35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405">
                <text:p>40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95">
                <text:p>395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85">
                <text:p>385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45">
                <text:p>44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35">
                <text:p>435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25">
                <text:p>425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415">
                <text:p>415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25">
                <text:p>32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85">
                <text:p>38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75">
                <text:p>375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65">
                <text:p>365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475">
                <text:p>47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15">
                <text:p>41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05">
                <text:p>40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95">
                <text:p>395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85">
                <text:p>385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35">
                <text:p>33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85">
                <text:p>38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75">
                <text:p>37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65">
                <text:p>365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415">
                <text:p>41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405">
                <text:p>40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95">
                <text:p>39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85">
                <text:p>38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5">
                <text:p>375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65">
                <text:p>36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415">
                <text:p>415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05">
                <text:p>40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95">
                <text:p>395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85">
                <text:p>385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75">
                <text:p>375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5">
                <text:p>36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415">
                <text:p>41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05">
                <text:p>405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44">
                <text:p>444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05">
                <text:p>105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85">
                <text:p>185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35">
                <text:p>235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85">
                <text:p>28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35">
                <text:p>33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85">
                <text:p>38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75">
                <text:p>37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65">
                <text:p>365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415">
                <text:p>415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65">
                <text:p>365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15">
                <text:p>415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405">
                <text:p>40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95">
                <text:p>39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85">
                <text:p>385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75">
                <text:p>375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65">
                <text:p>365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415">
                <text:p>415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65">
                <text:p>365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415">
                <text:p>41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05">
                <text:p>405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95">
                <text:p>395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85">
                <text:p>385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75">
                <text:p>37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65">
                <text:p>365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415">
                <text:p>415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65">
                <text:p>565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505">
                <text:p>505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495">
                <text:p>49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85">
                <text:p>485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75">
                <text:p>475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465">
                <text:p>465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455">
                <text:p>455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445">
                <text:p>445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435">
                <text:p>435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425">
                <text:p>42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415">
                <text:p>415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85">
                <text:p>385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75">
                <text:p>375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5">
                <text:p>365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415">
                <text:p>415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405">
                <text:p>40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85">
                <text:p>38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535">
                <text:p>535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475">
                <text:p>475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465">
                <text:p>465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455">
                <text:p>455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445">
                <text:p>445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35">
                <text:p>43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425">
                <text:p>425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415">
                <text:p>415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405">
                <text:p>40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95">
                <text:p>39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582">
                <text:p>582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15">
                <text:p>115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95">
                <text:p>195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45">
                <text:p>245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95">
                <text:p>29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45">
                <text:p>345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95">
                <text:p>39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85">
                <text:p>38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75">
                <text:p>375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65">
                <text:p>36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415">
                <text:p>41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405">
                <text:p>405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95">
                <text:p>395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45">
                <text:p>34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95">
                <text:p>395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85">
                <text:p>38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75">
                <text:p>375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65">
                <text:p>365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95">
                <text:p>395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85">
                <text:p>38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75">
                <text:p>37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65">
                <text:p>36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15">
                <text:p>415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405">
                <text:p>405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95">
                <text:p>39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85">
                <text:p>385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75">
                <text:p>37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425">
                <text:p>42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75">
                <text:p>375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65">
                <text:p>365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415">
                <text:p>415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405">
                <text:p>40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95">
                <text:p>39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85">
                <text:p>385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75">
                <text:p>37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65">
                <text:p>365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415">
                <text:p>415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15">
                <text:p>215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85">
                <text:p>28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35">
                <text:p>33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85">
                <text:p>38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15">
                <text:p>415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405">
                <text:p>405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95">
                <text:p>395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85">
                <text:p>385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415">
                <text:p>41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405">
                <text:p>40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95">
                <text:p>395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85">
                <text:p>38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75">
                <text:p>37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55">
                <text:p>355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415">
                <text:p>415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405">
                <text:p>40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95">
                <text:p>39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85">
                <text:p>38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65">
                <text:p>36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415">
                <text:p>415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405">
                <text:p>40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95">
                <text:p>39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5">
                <text:p>38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455">
                <text:p>455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45">
                <text:p>445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35">
                <text:p>435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425">
                <text:p>42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415">
                <text:p>41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405">
                <text:p>405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95">
                <text:p>395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05">
                <text:p>305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65">
                <text:p>36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415">
                <text:p>415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405">
                <text:p>40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5">
                <text:p>395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75">
                <text:p>37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65">
                <text:p>36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405">
                <text:p>405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85">
                <text:p>38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75">
                <text:p>375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65">
                <text:p>36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45">
                <text:p>445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25">
                <text:p>32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85">
                <text:p>385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35">
                <text:p>335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85">
                <text:p>38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75">
                <text:p>37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65">
                <text:p>36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5">
                <text:p>41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85">
                <text:p>385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75">
                <text:p>37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65">
                <text:p>365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95">
                <text:p>395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85">
                <text:p>38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75">
                <text:p>375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65">
                <text:p>36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05">
                <text:p>405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395">
                <text:p>39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85">
                <text:p>385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75">
                <text:p>375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95">
                <text:p>195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65">
                <text:p>265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15">
                <text:p>315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65">
                <text:p>36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15">
                <text:p>415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75">
                <text:p>47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65">
                <text:p>46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55">
                <text:p>45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45">
                <text:p>445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5">
                <text:p>435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25">
                <text:p>425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75">
                <text:p>375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65">
                <text:p>36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15">
                <text:p>415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05">
                <text:p>405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95">
                <text:p>39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85">
                <text:p>38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25">
                <text:p>325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75">
                <text:p>375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65">
                <text:p>365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65">
                <text:p>265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45">
                <text:p>34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95">
                <text:p>395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85">
                <text:p>385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75">
                <text:p>375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365">
                <text:p>365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15">
                <text:p>415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65">
                <text:p>365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15">
                <text:p>415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505">
                <text:p>505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95">
                <text:p>49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75">
                <text:p>475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65">
                <text:p>465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15">
                <text:p>515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505">
                <text:p>505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15">
                <text:p>41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15">
                <text:p>415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85">
                <text:p>385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75">
                <text:p>37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65">
                <text:p>365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15">
                <text:p>415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05">
                <text:p>405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95">
                <text:p>39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85">
                <text:p>385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375">
                <text:p>375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65">
                <text:p>36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15">
                <text:p>415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05">
                <text:p>40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95">
                <text:p>39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85">
                <text:p>385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75">
                <text:p>37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25">
                <text:p>425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75">
                <text:p>37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65">
                <text:p>365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15">
                <text:p>415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05">
                <text:p>40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95">
                <text:p>395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85">
                <text:p>385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375">
                <text:p>37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65">
                <text:p>365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15">
                <text:p>415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05">
                <text:p>40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95">
                <text:p>395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85">
                <text:p>38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75">
                <text:p>37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65">
                <text:p>365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15">
                <text:p>415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05">
                <text:p>405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95">
                <text:p>395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85">
                <text:p>385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75">
                <text:p>375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85">
                <text:p>285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45">
                <text:p>34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5">
                <text:p>395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85">
                <text:p>385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75">
                <text:p>37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65">
                <text:p>36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415">
                <text:p>415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05">
                <text:p>405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95">
                <text:p>395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85">
                <text:p>385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75">
                <text:p>375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65">
                <text:p>365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15">
                <text:p>415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05">
                <text:p>405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95">
                <text:p>395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85">
                <text:p>385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75">
                <text:p>37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435">
                <text:p>435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85">
                <text:p>385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375">
                <text:p>375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365">
                <text:p>365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415">
                <text:p>415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05">
                <text:p>405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395">
                <text:p>395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385">
                <text:p>385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375">
                <text:p>375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365">
                <text:p>365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415">
                <text:p>415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405">
                <text:p>405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495">
                <text:p>495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485">
                <text:p>485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475">
                <text:p>475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65">
                <text:p>46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455">
                <text:p>45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45">
                <text:p>445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435">
                <text:p>435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425">
                <text:p>42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335">
                <text:p>335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95">
                <text:p>395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385">
                <text:p>385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75">
                <text:p>375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365">
                <text:p>36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15">
                <text:p>415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05">
                <text:p>405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95">
                <text:p>395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45">
                <text:p>34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75">
                <text:p>375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385">
                <text:p>38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375">
                <text:p>375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65">
                <text:p>36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75">
                <text:p>37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25">
                <text:p>225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305">
                <text:p>30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55">
                <text:p>35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85">
                <text:p>385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95">
                <text:p>29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355">
                <text:p>35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395">
                <text:p>39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475">
                <text:p>47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55">
                <text:p>555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495">
                <text:p>495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485">
                <text:p>48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475">
                <text:p>47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65">
                <text:p>46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455">
                <text:p>45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445">
                <text:p>445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435">
                <text:p>43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425">
                <text:p>42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85">
                <text:p>385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335">
                <text:p>33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682">
                <text:p>682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05">
                <text:p>105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85">
                <text:p>185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35">
                <text:p>235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85">
                <text:p>285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335">
                <text:p>33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415">
                <text:p>41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65">
                <text:p>36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55">
                <text:p>45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576">
                <text:p>576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95">
                <text:p>29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65">
                <text:p>365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445">
                <text:p>445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435">
                <text:p>43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25">
                <text:p>42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365">
                <text:p>36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365">
                <text:p>365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415">
                <text:p>415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05">
                <text:p>40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95">
                <text:p>395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385">
                <text:p>38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375">
                <text:p>37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695">
                <text:p>695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74">
                <text:p>174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44">
                <text:p>244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294">
                <text:p>294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344">
                <text:p>34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94">
                <text:p>39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424">
                <text:p>42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454">
                <text:p>45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274">
                <text:p>274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344">
                <text:p>34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394">
                <text:p>39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454">
                <text:p>454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534">
                <text:p>534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524">
                <text:p>524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514">
                <text:p>51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504">
                <text:p>5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54">
                <text:p>454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364">
                <text:p>36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424">
                <text:p>42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474">
                <text:p>474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524">
                <text:p>524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514">
                <text:p>51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504">
                <text:p>5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474">
                <text:p>47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24">
                <text:p>42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444">
                <text:p>444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514">
                <text:p>51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504">
                <text:p>5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727">
                <text:p>72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04">
                <text:p>304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74">
                <text:p>37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424">
                <text:p>42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484">
                <text:p>484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434">
                <text:p>43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568">
                <text:p>568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364">
                <text:p>36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84">
                <text:p>484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554">
                <text:p>554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544">
                <text:p>544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534">
                <text:p>534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524">
                <text:p>524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514">
                <text:p>51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504">
                <text:p>5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484">
                <text:p>484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34">
                <text:p>43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444">
                <text:p>444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434">
                <text:p>43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484">
                <text:p>484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434">
                <text:p>43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474">
                <text:p>47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424">
                <text:p>42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474">
                <text:p>474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534">
                <text:p>534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524">
                <text:p>524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674">
                <text:p>674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614">
                <text:p>61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604">
                <text:p>604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94">
                <text:p>594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584">
                <text:p>584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534">
                <text:p>53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94">
                <text:p>49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564">
                <text:p>564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54">
                <text:p>55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504">
                <text:p>50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74">
                <text:p>47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424">
                <text:p>42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464">
                <text:p>464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74">
                <text:p>374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434">
                <text:p>43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494">
                <text:p>49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484">
                <text:p>484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474">
                <text:p>474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464">
                <text:p>46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454">
                <text:p>45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444">
                <text:p>444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787">
                <text:p>787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836">
                <text:p>83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746">
                <text:p>74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46">
                <text:p>746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716">
                <text:p>71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746">
                <text:p>74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816">
                <text:p>81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806">
                <text:p>80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896">
                <text:p>89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846">
                <text:p>846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836">
                <text:p>83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6">
                <text:p>82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816">
                <text:p>81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806">
                <text:p>80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796">
                <text:p>7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766">
                <text:p>766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676">
                <text:p>67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786">
                <text:p>78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756">
                <text:p>756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706">
                <text:p>70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746">
                <text:p>746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656">
                <text:p>656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716">
                <text:p>71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846">
                <text:p>84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776">
                <text:p>77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726">
                <text:p>72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736">
                <text:p>736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856">
                <text:p>85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796">
                <text:p>7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756">
                <text:p>756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706">
                <text:p>70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746">
                <text:p>74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806">
                <text:p>80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796">
                <text:p>7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56">
                <text:p>756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666">
                <text:p>66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726">
                <text:p>72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776">
                <text:p>77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726">
                <text:p>72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756">
                <text:p>756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706">
                <text:p>70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786">
                <text:p>78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606">
                <text:p>606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76">
                <text:p>67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726">
                <text:p>72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786">
                <text:p>78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746">
                <text:p>74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826">
                <text:p>82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816">
                <text:p>81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806">
                <text:p>80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796">
                <text:p>7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776">
                <text:p>77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726">
                <text:p>72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776">
                <text:p>77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726">
                <text:p>72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736">
                <text:p>736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886">
                <text:p>886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856">
                <text:p>85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846">
                <text:p>846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836">
                <text:p>8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746">
                <text:p>74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806">
                <text:p>80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796">
                <text:p>7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786">
                <text:p>78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696">
                <text:p>69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786">
                <text:p>78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746">
                <text:p>74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736">
                <text:p>73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806">
                <text:p>80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796">
                <text:p>7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786">
                <text:p>78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736">
                <text:p>73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786">
                <text:p>78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76">
                <text:p>77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766">
                <text:p>76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756">
                <text:p>75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746">
                <text:p>74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396">
                <text:p>39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46">
                <text:p>46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363cm" svg:y="0.315cm" chart:style-name="ch2">
          <text:p>RR; 50%/50%; 500 msg/s</text:p>
        </chart:title>
        <chart:legend chart:legend-position="end" svg:x="14.205cm" svg:y="3.951cm" style:legend-expansion="high" chart:style-name="ch3"/>
        <chart:plot-area chart:style-name="ch4" chart:data-source-has-labels="both" svg:x="0.769cm" svg:y="1.631cm" svg:width="12.798cm" svg:height="6.769cm">
          <chartooo:coordinate-region svg:x="1.761cm" svg:y="1.83cm" svg:width="11.457cm" svg:height="5.525cm"/>
          <chart:axis chart:dimension="x" chart:name="primary-x" chart:style-name="ch5" chartooo:axis-type="auto">
            <chartooo:date-scale/>
            <chart:categories table:cell-range-address="local-table.$A$2:.$A$10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26" chart:label-cell-address="local-table.$B$1" chart:class="chart:line">
            <chart:data-point chart:repeated="1025"/>
          </chart:series>
          <chart:series chart:style-name="ch8" chart:values-cell-range-address="local-table.$C$2:.$C$1026" chart:label-cell-address="local-table.$C$1" chart:class="chart:line">
            <chart:data-point chart:repeated="10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</table:table-cell>
              <table:table-cell office:value-type="string">
                <text:p>Q2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90">
                <text:p>59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82">
                <text:p>9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29">
                <text:p>1329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2">
                <text:p>147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17">
                <text:p>141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21">
                <text:p>1521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12">
                <text:p>1412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2">
                <text:p>1482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56">
                <text:p>1356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62">
                <text:p>1362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38">
                <text:p>1438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91">
                <text:p>1391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73">
                <text:p>1473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96">
                <text:p>1396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52">
                <text:p>1352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51">
                <text:p>145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443">
                <text:p>1443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72">
                <text:p>137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79">
                <text:p>13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72">
                <text:p>1372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02">
                <text:p>14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72">
                <text:p>137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96">
                <text:p>149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34">
                <text:p>1734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63">
                <text:p>166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63">
                <text:p>166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63">
                <text:p>166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73">
                <text:p>167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663">
                <text:p>166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63">
                <text:p>166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63">
                <text:p>166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663">
                <text:p>166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75">
                <text:p>1675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63">
                <text:p>166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48">
                <text:p>174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761">
                <text:p>1761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13">
                <text:p>161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63">
                <text:p>166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32">
                <text:p>1732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663">
                <text:p>1663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705">
                <text:p>1705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663">
                <text:p>1663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663">
                <text:p>166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663">
                <text:p>166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801">
                <text:p>180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63">
                <text:p>166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663">
                <text:p>166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871">
                <text:p>1871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63">
                <text:p>166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762">
                <text:p>176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741">
                <text:p>1741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63">
                <text:p>166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663">
                <text:p>166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01">
                <text:p>1801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663">
                <text:p>166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663">
                <text:p>166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702">
                <text:p>1702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663">
                <text:p>1663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705">
                <text:p>1705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663">
                <text:p>166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834">
                <text:p>1834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663">
                <text:p>166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761">
                <text:p>1761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663">
                <text:p>166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764">
                <text:p>1764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663">
                <text:p>166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663">
                <text:p>166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729">
                <text:p>172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762">
                <text:p>1762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663">
                <text:p>166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714">
                <text:p>1714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775">
                <text:p>1775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751">
                <text:p>1751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663">
                <text:p>166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663">
                <text:p>1663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723">
                <text:p>172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663">
                <text:p>166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729">
                <text:p>172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663">
                <text:p>166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663">
                <text:p>166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663">
                <text:p>166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717">
                <text:p>1717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734">
                <text:p>1734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801">
                <text:p>180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672">
                <text:p>1672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663">
                <text:p>166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663">
                <text:p>1663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753">
                <text:p>175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663">
                <text:p>166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663">
                <text:p>166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779">
                <text:p>177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710">
                <text:p>171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770">
                <text:p>177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13">
                <text:p>191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801">
                <text:p>180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70">
                <text:p>167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781">
                <text:p>178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681">
                <text:p>168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785">
                <text:p>1785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705">
                <text:p>1705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801">
                <text:p>180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663">
                <text:p>1663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663">
                <text:p>166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722">
                <text:p>1722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96">
                <text:p>1796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663">
                <text:p>166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713">
                <text:p>171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711">
                <text:p>1711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801">
                <text:p>1801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663">
                <text:p>1663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41">
                <text:p>1741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678">
                <text:p>1678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1663">
                <text:p>1663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1663">
                <text:p>1663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851">
                <text:p>1851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663">
                <text:p>166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741">
                <text:p>174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663">
                <text:p>1663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663">
                <text:p>166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801">
                <text:p>1801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801">
                <text:p>180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855">
                <text:p>1855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871">
                <text:p>1871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663">
                <text:p>1663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764">
                <text:p>1764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663">
                <text:p>166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771">
                <text:p>177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663">
                <text:p>1663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413">
                <text:p>141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1163">
                <text:p>1163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913">
                <text:p>91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663">
                <text:p>66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413">
                <text:p>41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63">
                <text:p>16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39cm" svg:y="0.316cm" chart:style-name="ch2">
          <text:p>FC; 50%/50%; 500 msg/s</text:p>
        </chart:title>
        <chart:legend chart:legend-position="end" svg:x="14.206cm" svg:y="3.952cm" style:legend-expansion="high" chart:style-name="ch3"/>
        <chart:plot-area chart:style-name="ch4" chart:data-source-has-labels="both" svg:x="0.77cm" svg:y="1.635cm" svg:width="12.796cm" svg:height="6.765cm">
          <chartooo:coordinate-region svg:x="1.762cm" svg:y="1.835cm" svg:width="11.51cm" svg:height="5.52cm"/>
          <chart:axis chart:dimension="x" chart:name="primary-x" chart:style-name="ch5" chartooo:axis-type="auto">
            <chartooo:date-scale/>
            <chart:categories table:cell-range-address="local-table.$A$2:.$A$10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31" chart:label-cell-address="local-table.$B$1" chart:class="chart:line">
            <chart:data-point chart:repeated="1030"/>
          </chart:series>
          <chart:series chart:style-name="ch8" chart:values-cell-range-address="local-table.$C$2:.$C$1031" chart:label-cell-address="local-table.$C$1" chart:class="chart:line">
            <chart:data-point chart:repeated="10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</table:table-cell>
              <table:table-cell office:value-type="string">
                <text:p>Q2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">
                <text:p>3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8">
                <text:p>80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46">
                <text:p>104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30">
                <text:p>133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78">
                <text:p>15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72">
                <text:p>187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44">
                <text:p>194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34">
                <text:p>183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04">
                <text:p>19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94">
                <text:p>189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84">
                <text:p>188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34">
                <text:p>183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34">
                <text:p>183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94">
                <text:p>179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04">
                <text:p>180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54">
                <text:p>185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64">
                <text:p>166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54">
                <text:p>185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44">
                <text:p>1844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34">
                <text:p>183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24">
                <text:p>182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834">
                <text:p>183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94">
                <text:p>179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32">
                <text:p>193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91">
                <text:p>169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21">
                <text:p>182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951">
                <text:p>1951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81">
                <text:p>1881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871">
                <text:p>1871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21">
                <text:p>1821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71">
                <text:p>177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761">
                <text:p>176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711">
                <text:p>171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61">
                <text:p>166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11">
                <text:p>161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1">
                <text:p>160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591">
                <text:p>159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41">
                <text:p>1541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531">
                <text:p>1531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81">
                <text:p>1481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71">
                <text:p>1471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421">
                <text:p>1421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11">
                <text:p>141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361">
                <text:p>136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11">
                <text:p>1311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01">
                <text:p>1301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91">
                <text:p>129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81">
                <text:p>1281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271">
                <text:p>127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221">
                <text:p>122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171">
                <text:p>117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221">
                <text:p>122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71">
                <text:p>117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21">
                <text:p>1121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11">
                <text:p>1111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01">
                <text:p>1101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51">
                <text:p>1051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41">
                <text:p>1041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31">
                <text:p>1031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21">
                <text:p>1021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71">
                <text:p>971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21">
                <text:p>921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11">
                <text:p>911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01">
                <text:p>901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891">
                <text:p>891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41">
                <text:p>84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31">
                <text:p>831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21">
                <text:p>821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71">
                <text:p>771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61">
                <text:p>761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11">
                <text:p>711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1">
                <text:p>701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51">
                <text:p>65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41">
                <text:p>64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31">
                <text:p>631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81">
                <text:p>581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31">
                <text:p>531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81">
                <text:p>481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71">
                <text:p>471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61">
                <text:p>461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11">
                <text:p>411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01">
                <text:p>40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91">
                <text:p>391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41">
                <text:p>341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31">
                <text:p>131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01">
                <text:p>201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31">
                <text:p>231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21">
                <text:p>22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51">
                <text:p>251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11">
                <text:p>211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11">
                <text:p>211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91">
                <text:p>191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91">
                <text:p>19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51">
                <text:p>251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01">
                <text:p>201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11">
                <text:p>21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81">
                <text:p>18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01">
                <text:p>30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21">
                <text:p>22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91">
                <text:p>191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01">
                <text:p>20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91">
                <text:p>191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21">
                <text:p>321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71">
                <text:p>27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51">
                <text:p>15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71">
                <text:p>27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01">
                <text:p>30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11">
                <text:p>311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21">
                <text:p>321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81">
                <text:p>281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71">
                <text:p>371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1">
                <text:p>331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21">
                <text:p>221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21">
                <text:p>121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01">
                <text:p>201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261">
                <text:p>261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21">
                <text:p>22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21">
                <text:p>22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01">
                <text:p>201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51">
                <text:p>251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81">
                <text:p>281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21">
                <text:p>221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81">
                <text:p>18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21">
                <text:p>221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21">
                <text:p>221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21">
                <text:p>221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11">
                <text:p>311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61">
                <text:p>26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11">
                <text:p>211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21">
                <text:p>121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71">
                <text:p>171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11">
                <text:p>21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31">
                <text:p>23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41">
                <text:p>24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11">
                <text:p>211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61">
                <text:p>261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251">
                <text:p>251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231">
                <text:p>231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301">
                <text:p>30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271">
                <text:p>271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391">
                <text:p>391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41">
                <text:p>341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351">
                <text:p>351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301">
                <text:p>301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311">
                <text:p>311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21">
                <text:p>321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231">
                <text:p>231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01">
                <text:p>201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11">
                <text:p>21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261">
                <text:p>261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221">
                <text:p>22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21">
                <text:p>121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211">
                <text:p>21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261">
                <text:p>26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271">
                <text:p>27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281">
                <text:p>281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91">
                <text:p>29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91">
                <text:p>191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241">
                <text:p>24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51">
                <text:p>25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01">
                <text:p>20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27">
                <text:p>27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256">
                <text:p>256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06">
                <text:p>306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226">
                <text:p>226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266">
                <text:p>266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06">
                <text:p>306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256">
                <text:p>25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306">
                <text:p>30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06">
                <text:p>306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86">
                <text:p>286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26">
                <text:p>226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46">
                <text:p>146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246">
                <text:p>246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236">
                <text:p>23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226">
                <text:p>226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226">
                <text:p>226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206">
                <text:p>206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316">
                <text:p>316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36">
                <text:p>336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236">
                <text:p>236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236">
                <text:p>236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76">
                <text:p>276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276">
                <text:p>276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106">
                <text:p>106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96">
                <text:p>196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296">
                <text:p>296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16">
                <text:p>316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56">
                <text:p>356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366">
                <text:p>36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266">
                <text:p>266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66">
                <text:p>266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276">
                <text:p>276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266">
                <text:p>26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336">
                <text:p>336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346">
                <text:p>346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76">
                <text:p>176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256">
                <text:p>256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306">
                <text:p>306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296">
                <text:p>296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6">
                <text:p>3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76">
                <text:p>176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226">
                <text:p>226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286">
                <text:p>28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236">
                <text:p>236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6">
                <text:p>23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226">
                <text:p>226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276">
                <text:p>276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286">
                <text:p>286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76">
                <text:p>276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256">
                <text:p>256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246">
                <text:p>246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296">
                <text:p>29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96">
                <text:p>196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66">
                <text:p>266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76">
                <text:p>276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266">
                <text:p>26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276">
                <text:p>27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326">
                <text:p>32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266">
                <text:p>26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266">
                <text:p>26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66">
                <text:p>66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6">
                <text:p>25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306">
                <text:p>306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316">
                <text:p>31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66">
                <text:p>66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662cm" svg:y="0.316cm" chart:style-name="ch2">
          <text:p>30%/70% - 70%/30%; 500 msg/s</text:p>
        </chart:title>
        <chart:legend chart:legend-position="end" svg:x="14.206cm" svg:y="3.952cm" style:legend-expansion="high" chart:style-name="ch3"/>
        <chart:plot-area chart:style-name="ch4" chart:data-source-has-labels="both" svg:x="0.77cm" svg:y="1.635cm" svg:width="12.796cm" svg:height="6.765cm">
          <chartooo:coordinate-region svg:x="1.762cm" svg:y="1.834cm" svg:width="11.706cm" svg:height="5.521cm"/>
          <chart:axis chart:dimension="x" chart:name="primary-x" chart:style-name="ch5" chartooo:axis-type="auto">
            <chartooo:date-scale/>
            <chart:categories table:cell-range-address="local-table.$A$2:.$A$10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10" chart:label-cell-address="local-table.$B$1" chart:class="chart:line">
            <chart:data-point chart:repeated="1009"/>
          </chart:series>
          <chart:series chart:style-name="ch8" chart:values-cell-range-address="local-table.$C$2:.$C$1010" chart:label-cell-address="local-table.$C$1" chart:class="chart:line">
            <chart:data-point chart:repeated="10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</table:table-cell>
              <table:table-cell office:value-type="string">
                <text:p>Q2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3">
                <text:p>1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1">
                <text:p>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53">
                <text:p>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3">
                <text:p>4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8">
                <text:p>34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4">
                <text:p>35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3">
                <text:p>31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1">
                <text:p>35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3">
                <text:p>41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21">
                <text:p>42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68">
                <text:p>36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42">
                <text:p>44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10">
                <text:p>4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67">
                <text:p>66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74">
                <text:p>57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90">
                <text:p>4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47">
                <text:p>54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5">
                <text:p>5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16">
                <text:p>6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3">
                <text:p>55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46">
                <text:p>5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08">
                <text:p>60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36">
                <text:p>6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02">
                <text:p>70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81">
                <text:p>5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36">
                <text:p>53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05">
                <text:p>60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7">
                <text:p>61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31">
                <text:p>83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22">
                <text:p>62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95">
                <text:p>69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32">
                <text:p>73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42">
                <text:p>74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745">
                <text:p>74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04">
                <text:p>70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07">
                <text:p>70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42">
                <text:p>7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7">
                <text:p>6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97">
                <text:p>69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85">
                <text:p>68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847">
                <text:p>84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07">
                <text:p>70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67">
                <text:p>66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96">
                <text:p>69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717">
                <text:p>71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99">
                <text:p>6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38">
                <text:p>83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82">
                <text:p>68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67">
                <text:p>66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03">
                <text:p>70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62">
                <text:p>76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04">
                <text:p>70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51">
                <text:p>75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85">
                <text:p>68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59">
                <text:p>65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749">
                <text:p>74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74">
                <text:p>67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98">
                <text:p>69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00">
                <text:p>8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89">
                <text:p>68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84">
                <text:p>68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70">
                <text:p>6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65">
                <text:p>6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06">
                <text:p>70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38">
                <text:p>8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78">
                <text:p>67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10">
                <text:p>7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0">
                <text:p>6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93">
                <text:p>69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66">
                <text:p>66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62">
                <text:p>66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97">
                <text:p>69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94">
                <text:p>5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09">
                <text:p>80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703">
                <text:p>70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98">
                <text:p>69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38">
                <text:p>63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77">
                <text:p>67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06">
                <text:p>70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00">
                <text:p>7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96">
                <text:p>69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672">
                <text:p>67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848">
                <text:p>8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96">
                <text:p>69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658">
                <text:p>65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98">
                <text:p>69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711">
                <text:p>71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86">
                <text:p>68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91">
                <text:p>69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98">
                <text:p>6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692">
                <text:p>69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778">
                <text:p>77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86">
                <text:p>6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682">
                <text:p>68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702">
                <text:p>7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700">
                <text:p>7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699">
                <text:p>69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74">
                <text:p>67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641">
                <text:p>6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91">
                <text:p>69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78">
                <text:p>87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699">
                <text:p>69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702">
                <text:p>7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700">
                <text:p>7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676">
                <text:p>67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674">
                <text:p>67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83">
                <text:p>6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21">
                <text:p>72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689">
                <text:p>6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77">
                <text:p>77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825">
                <text:p>82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96">
                <text:p>69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679">
                <text:p>6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91">
                <text:p>6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657">
                <text:p>65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12">
                <text:p>7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54">
                <text:p>6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20">
                <text:p>7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898">
                <text:p>89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66">
                <text:p>66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664">
                <text:p>66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71">
                <text:p>6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711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691">
                <text:p>69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681">
                <text:p>68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715">
                <text:p>71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65">
                <text:p>86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683">
                <text:p>68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646">
                <text:p>64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72">
                <text:p>67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683">
                <text:p>68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77">
                <text:p>6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673">
                <text:p>67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11">
                <text:p>71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705">
                <text:p>70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888">
                <text:p>88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71">
                <text:p>6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652">
                <text:p>6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702">
                <text:p>70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98">
                <text:p>69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77">
                <text:p>67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693">
                <text:p>69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688">
                <text:p>68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705">
                <text:p>70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747">
                <text:p>74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683">
                <text:p>6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44">
                <text:p>7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756">
                <text:p>75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753">
                <text:p>75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809">
                <text:p>80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679">
                <text:p>6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10">
                <text:p>7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686">
                <text:p>68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878">
                <text:p>87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736">
                <text:p>73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75">
                <text:p>67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76">
                <text:p>67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714">
                <text:p>71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705">
                <text:p>70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680">
                <text:p>6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564">
                <text:p>56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78">
                <text:p>67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764">
                <text:p>7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681">
                <text:p>6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85">
                <text:p>6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721">
                <text:p>7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69">
                <text:p>66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37">
                <text:p>7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49">
                <text:p>64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55">
                <text:p>6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96">
                <text:p>69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838">
                <text:p>8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88">
                <text:p>6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83">
                <text:p>68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62">
                <text:p>66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93">
                <text:p>79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673">
                <text:p>67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690">
                <text:p>6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73">
                <text:p>67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741">
                <text:p>74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0">
                <text:p>6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704">
                <text:p>70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94">
                <text:p>69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74">
                <text:p>67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74">
                <text:p>67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01">
                <text:p>70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97">
                <text:p>6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85">
                <text:p>6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713">
                <text:p>71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86">
                <text:p>68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55">
                <text:p>65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73">
                <text:p>67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66">
                <text:p>6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704">
                <text:p>7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89">
                <text:p>6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95">
                <text:p>59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702">
                <text:p>7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769">
                <text:p>76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680">
                <text:p>6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658">
                <text:p>65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68">
                <text:p>66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690">
                <text:p>6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690">
                <text:p>69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693">
                <text:p>69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697">
                <text:p>69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98">
                <text:p>69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697">
                <text:p>69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685">
                <text:p>68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55">
                <text:p>6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711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93">
                <text:p>69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684">
                <text:p>68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703">
                <text:p>70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701">
                <text:p>7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700">
                <text:p>7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37">
                <text:p>7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63">
                <text:p>66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678">
                <text:p>67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667">
                <text:p>66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686">
                <text:p>68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23">
                <text:p>72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700">
                <text:p>7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694">
                <text:p>69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670">
                <text:p>6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674">
                <text:p>67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99">
                <text:p>69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691">
                <text:p>69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53">
                <text:p>65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692">
                <text:p>69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665">
                <text:p>66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671">
                <text:p>67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665">
                <text:p>66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659">
                <text:p>65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750">
                <text:p>7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694">
                <text:p>6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99">
                <text:p>69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693">
                <text:p>69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676">
                <text:p>67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692">
                <text:p>69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671">
                <text:p>6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43">
                <text:p>6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90">
                <text:p>6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677">
                <text:p>6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71">
                <text:p>67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692">
                <text:p>69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00">
                <text:p>7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88">
                <text:p>68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652">
                <text:p>6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684">
                <text:p>68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702">
                <text:p>70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681">
                <text:p>6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647">
                <text:p>64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703">
                <text:p>70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677">
                <text:p>67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64">
                <text:p>66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643">
                <text:p>6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702">
                <text:p>70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810">
                <text:p>8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690">
                <text:p>6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695">
                <text:p>69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669">
                <text:p>66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713">
                <text:p>71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687">
                <text:p>68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709">
                <text:p>70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85">
                <text:p>68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691">
                <text:p>69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662">
                <text:p>66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722">
                <text:p>72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674">
                <text:p>67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671">
                <text:p>67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697">
                <text:p>69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660">
                <text:p>6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676">
                <text:p>67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665">
                <text:p>66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84">
                <text:p>68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676">
                <text:p>67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628">
                <text:p>6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683">
                <text:p>68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680">
                <text:p>6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688">
                <text:p>68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724">
                <text:p>72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655">
                <text:p>65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649">
                <text:p>64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663">
                <text:p>66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99">
                <text:p>6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673">
                <text:p>67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660">
                <text:p>6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708">
                <text:p>70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675">
                <text:p>67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642">
                <text:p>64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692">
                <text:p>69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655">
                <text:p>65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700">
                <text:p>7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15">
                <text:p>71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700">
                <text:p>7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700">
                <text:p>7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703">
                <text:p>70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699">
                <text:p>69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649">
                <text:p>64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704">
                <text:p>7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723">
                <text:p>72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677">
                <text:p>67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701">
                <text:p>70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8">
                <text:p>66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679">
                <text:p>6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704">
                <text:p>70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672">
                <text:p>67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693">
                <text:p>69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666">
                <text:p>66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641">
                <text:p>64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679">
                <text:p>67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680">
                <text:p>6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685">
                <text:p>68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67">
                <text:p>6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661">
                <text:p>6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691">
                <text:p>69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692">
                <text:p>69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668">
                <text:p>66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02">
                <text:p>7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688">
                <text:p>68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690">
                <text:p>6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673">
                <text:p>67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683">
                <text:p>6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11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697">
                <text:p>6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680">
                <text:p>6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705">
                <text:p>70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739">
                <text:p>73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692">
                <text:p>69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678">
                <text:p>67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666">
                <text:p>6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684">
                <text:p>68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657">
                <text:p>65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8">
                <text:p>66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701">
                <text:p>70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693">
                <text:p>69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690">
                <text:p>6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671">
                <text:p>6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778">
                <text:p>77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670">
                <text:p>6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685">
                <text:p>68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675">
                <text:p>67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702">
                <text:p>7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66">
                <text:p>66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670">
                <text:p>6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664">
                <text:p>66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634">
                <text:p>63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675">
                <text:p>67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681">
                <text:p>6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681">
                <text:p>68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687">
                <text:p>68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676">
                <text:p>67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659">
                <text:p>65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76">
                <text:p>67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673">
                <text:p>67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689">
                <text:p>68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686">
                <text:p>6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653">
                <text:p>65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706">
                <text:p>70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691">
                <text:p>6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705">
                <text:p>70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670">
                <text:p>6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662">
                <text:p>66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01">
                <text:p>70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702">
                <text:p>70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846">
                <text:p>84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796">
                <text:p>7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60">
                <text:p>76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91">
                <text:p>79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762">
                <text:p>76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769">
                <text:p>76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760">
                <text:p>7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770">
                <text:p>7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33">
                <text:p>73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724">
                <text:p>72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775">
                <text:p>77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741">
                <text:p>7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723">
                <text:p>72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782">
                <text:p>78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781">
                <text:p>78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754">
                <text:p>75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730">
                <text:p>7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730">
                <text:p>7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54">
                <text:p>75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748">
                <text:p>74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745">
                <text:p>74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773">
                <text:p>7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749">
                <text:p>74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758">
                <text:p>75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732">
                <text:p>73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754">
                <text:p>7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732">
                <text:p>73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746">
                <text:p>7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36">
                <text:p>73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71">
                <text:p>77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759">
                <text:p>75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736">
                <text:p>73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739">
                <text:p>7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718">
                <text:p>71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767">
                <text:p>76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747">
                <text:p>7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709">
                <text:p>70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767">
                <text:p>76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77">
                <text:p>77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756">
                <text:p>75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735">
                <text:p>73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728">
                <text:p>72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764">
                <text:p>7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761">
                <text:p>76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748">
                <text:p>7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711">
                <text:p>7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764">
                <text:p>7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744">
                <text:p>7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50">
                <text:p>7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773">
                <text:p>7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758">
                <text:p>75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763">
                <text:p>76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729">
                <text:p>7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35">
                <text:p>73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770">
                <text:p>7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905">
                <text:p>9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805">
                <text:p>8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843">
                <text:p>84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26">
                <text:p>82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826">
                <text:p>82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802">
                <text:p>80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808">
                <text:p>80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821">
                <text:p>82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28">
                <text:p>8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802">
                <text:p>8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843">
                <text:p>84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835">
                <text:p>83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803">
                <text:p>80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11">
                <text:p>81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805">
                <text:p>8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811">
                <text:p>8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816">
                <text:p>81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830">
                <text:p>8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855">
                <text:p>85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831">
                <text:p>83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831">
                <text:p>83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816">
                <text:p>81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770">
                <text:p>7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838">
                <text:p>8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830">
                <text:p>83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820">
                <text:p>8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853">
                <text:p>85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844">
                <text:p>8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834">
                <text:p>83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810">
                <text:p>8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799">
                <text:p>7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848">
                <text:p>84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809">
                <text:p>80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05">
                <text:p>80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870">
                <text:p>8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843">
                <text:p>84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824">
                <text:p>82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817">
                <text:p>81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809">
                <text:p>80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820">
                <text:p>8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831">
                <text:p>8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828">
                <text:p>82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821">
                <text:p>8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34">
                <text:p>8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824">
                <text:p>82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794">
                <text:p>79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791">
                <text:p>79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845">
                <text:p>84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809">
                <text:p>80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807">
                <text:p>80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843">
                <text:p>84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836">
                <text:p>83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815">
                <text:p>81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95">
                <text:p>79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766">
                <text:p>76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763">
                <text:p>76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824">
                <text:p>82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790">
                <text:p>7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805">
                <text:p>80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844">
                <text:p>8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829">
                <text:p>8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790">
                <text:p>7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839">
                <text:p>83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44">
                <text:p>8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819">
                <text:p>81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828">
                <text:p>82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810">
                <text:p>8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814">
                <text:p>81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12">
                <text:p>81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865">
                <text:p>86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867">
                <text:p>86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855">
                <text:p>85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979">
                <text:p>9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17">
                <text:p>10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974">
                <text:p>97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11">
                <text:p>9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890">
                <text:p>8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850">
                <text:p>8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812">
                <text:p>81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803">
                <text:p>80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760">
                <text:p>76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722">
                <text:p>72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703">
                <text:p>70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662">
                <text:p>66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625">
                <text:p>62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69">
                <text:p>56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528">
                <text:p>52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490">
                <text:p>49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475">
                <text:p>47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445">
                <text:p>44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15">
                <text:p>41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333">
                <text:p>33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34">
                <text:p>33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93">
                <text:p>29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42">
                <text:p>24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43">
                <text:p>24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82">
                <text:p>18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92">
                <text:p>19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34">
                <text:p>23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72">
                <text:p>17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82">
                <text:p>18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94">
                <text:p>19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62">
                <text:p>16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27">
                <text:p>22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82">
                <text:p>18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18">
                <text:p>21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26">
                <text:p>2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72">
                <text:p>17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89">
                <text:p>28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92">
                <text:p>19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86">
                <text:p>18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79">
                <text:p>17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82">
                <text:p>18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92">
                <text:p>19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02">
                <text:p>20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94">
                <text:p>19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82">
                <text:p>18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18">
                <text:p>21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65">
                <text:p>16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72">
                <text:p>17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14">
                <text:p>21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94">
                <text:p>19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62">
                <text:p>26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98">
                <text:p>29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22">
                <text:p>22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04">
                <text:p>20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71">
                <text:p>17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72">
                <text:p>17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82">
                <text:p>18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03">
                <text:p>30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31">
                <text:p>23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84">
                <text:p>18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02">
                <text:p>20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24">
                <text:p>22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77">
                <text:p>17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72">
                <text:p>17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226">
                <text:p>22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06">
                <text:p>20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11">
                <text:p>21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31">
                <text:p>23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82">
                <text:p>18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28">
                <text:p>22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82">
                <text:p>18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74">
                <text:p>17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216">
                <text:p>21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05">
                <text:p>205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40">
                <text:p>24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84">
                <text:p>18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91">
                <text:p>19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09">
                <text:p>20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64">
                <text:p>1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82">
                <text:p>18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84">
                <text:p>18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92">
                <text:p>19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40">
                <text:p>24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21">
                <text:p>22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89">
                <text:p>18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27">
                <text:p>22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65">
                <text:p>16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13">
                <text:p>21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2">
                <text:p>18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95">
                <text:p>19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217">
                <text:p>21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74">
                <text:p>17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87">
                <text:p>1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19">
                <text:p>21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79">
                <text:p>17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12">
                <text:p>21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20">
                <text:p>22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202">
                <text:p>20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18">
                <text:p>21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90">
                <text:p>29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210">
                <text:p>21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03">
                <text:p>20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71">
                <text:p>17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94">
                <text:p>19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208">
                <text:p>20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205">
                <text:p>205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214">
                <text:p>21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79">
                <text:p>17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54">
                <text:p>254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227">
                <text:p>22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01">
                <text:p>20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92">
                <text:p>19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223">
                <text:p>22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86">
                <text:p>18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46">
                <text:p>24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42">
                <text:p>24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70">
                <text:p>17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99">
                <text:p>19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17">
                <text:p>21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89">
                <text:p>28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214">
                <text:p>21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83">
                <text:p>18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93">
                <text:p>19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206">
                <text:p>20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72">
                <text:p>1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91">
                <text:p>19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08">
                <text:p>20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251">
                <text:p>25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12">
                <text:p>21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98">
                <text:p>19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200">
                <text:p>20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214">
                <text:p>21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86">
                <text:p>18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98">
                <text:p>19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201">
                <text:p>20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210">
                <text:p>2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216">
                <text:p>21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200">
                <text:p>2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01">
                <text:p>20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208">
                <text:p>20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344">
                <text:p>34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237">
                <text:p>23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89">
                <text:p>18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07">
                <text:p>20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208">
                <text:p>20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78">
                <text:p>17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86">
                <text:p>18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96">
                <text:p>19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33">
                <text:p>23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18">
                <text:p>21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94">
                <text:p>19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211">
                <text:p>21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08">
                <text:p>20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212">
                <text:p>21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04">
                <text:p>20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02">
                <text:p>20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209">
                <text:p>20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20">
                <text:p>22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09">
                <text:p>20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88">
                <text:p>18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99">
                <text:p>19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26">
                <text:p>22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219">
                <text:p>21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35">
                <text:p>23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93">
                <text:p>19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217">
                <text:p>21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218">
                <text:p>21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83">
                <text:p>183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39">
                <text:p>23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334">
                <text:p>33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272">
                <text:p>27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224">
                <text:p>22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96">
                <text:p>19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207">
                <text:p>20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247">
                <text:p>24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89">
                <text:p>18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99">
                <text:p>19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08">
                <text:p>20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00">
                <text:p>30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402">
                <text:p>40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319">
                <text:p>31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318">
                <text:p>31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54">
                <text:p>35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223">
                <text:p>22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93">
                <text:p>19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207">
                <text:p>20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250">
                <text:p>25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211">
                <text:p>21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03">
                <text:p>20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12">
                <text:p>21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19">
                <text:p>21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33">
                <text:p>23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209">
                <text:p>20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13">
                <text:p>21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244">
                <text:p>24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97">
                <text:p>19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211">
                <text:p>21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209">
                <text:p>20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53">
                <text:p>25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233">
                <text:p>23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205">
                <text:p>20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27">
                <text:p>22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279">
                <text:p>27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95">
                <text:p>19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215">
                <text:p>21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212">
                <text:p>21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65">
                <text:p>26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26">
                <text:p>32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9">
                <text:p>38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27">
                <text:p>32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290">
                <text:p>29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63">
                <text:p>26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36">
                <text:p>23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97">
                <text:p>19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224">
                <text:p>22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27">
                <text:p>22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232">
                <text:p>23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238">
                <text:p>23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20">
                <text:p>22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18">
                <text:p>21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32">
                <text:p>232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96">
                <text:p>19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211">
                <text:p>21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304">
                <text:p>30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233">
                <text:p>23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42">
                <text:p>242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24">
                <text:p>224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21">
                <text:p>22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31">
                <text:p>231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214">
                <text:p>21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10">
                <text:p>21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227">
                <text:p>22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31">
                <text:p>23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57">
                <text:p>25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33">
                <text:p>23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221">
                <text:p>22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41">
                <text:p>241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20">
                <text:p>22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8">
                <text:p>20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29">
                <text:p>22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244">
                <text:p>24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46">
                <text:p>2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218">
                <text:p>21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65">
                <text:p>26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250">
                <text:p>25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09">
                <text:p>20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227">
                <text:p>22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240">
                <text:p>24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47">
                <text:p>24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253">
                <text:p>25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228">
                <text:p>22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40">
                <text:p>24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36">
                <text:p>23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22">
                <text:p>22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262">
                <text:p>26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256">
                <text:p>25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45">
                <text:p>24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55">
                <text:p>255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19">
                <text:p>21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33">
                <text:p>23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40">
                <text:p>24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211">
                <text:p>21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256">
                <text:p>25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234">
                <text:p>23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44">
                <text:p>24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94">
                <text:p>29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242">
                <text:p>24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226">
                <text:p>2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35">
                <text:p>23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48">
                <text:p>24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219">
                <text:p>21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29">
                <text:p>22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245">
                <text:p>24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16">
                <text:p>21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259">
                <text:p>25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227">
                <text:p>22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242">
                <text:p>24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58">
                <text:p>25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12">
                <text:p>21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239">
                <text:p>23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249">
                <text:p>24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219">
                <text:p>21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204">
                <text:p>20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255">
                <text:p>25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209">
                <text:p>20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259">
                <text:p>25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255">
                <text:p>25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217">
                <text:p>21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6">
                <text:p>20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25">
                <text:p>22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260">
                <text:p>26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258">
                <text:p>25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213">
                <text:p>213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253">
                <text:p>25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252">
                <text:p>252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225">
                <text:p>22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219">
                <text:p>21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239">
                <text:p>23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22">
                <text:p>22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215">
                <text:p>21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234">
                <text:p>23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244">
                <text:p>24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99">
                <text:p>19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221">
                <text:p>22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289">
                <text:p>28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99">
                <text:p>29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274">
                <text:p>27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257">
                <text:p>25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39">
                <text:p>23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229">
                <text:p>22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246">
                <text:p>24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260">
                <text:p>26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212">
                <text:p>21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226">
                <text:p>22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252">
                <text:p>25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251">
                <text:p>25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261">
                <text:p>26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26">
                <text:p>22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22">
                <text:p>22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247">
                <text:p>24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252">
                <text:p>25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26">
                <text:p>22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221">
                <text:p>22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245">
                <text:p>24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264">
                <text:p>26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14">
                <text:p>21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236">
                <text:p>23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220">
                <text:p>22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48">
                <text:p>24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231">
                <text:p>23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240">
                <text:p>24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230">
                <text:p>23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253">
                <text:p>25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242">
                <text:p>24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230">
                <text:p>23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55">
                <text:p>25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258">
                <text:p>25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06">
                <text:p>20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46">
                <text:p>24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252">
                <text:p>25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245">
                <text:p>24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36">
                <text:p>23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234">
                <text:p>23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269">
                <text:p>26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73">
                <text:p>27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21">
                <text:p>22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242">
                <text:p>24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232">
                <text:p>23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34">
                <text:p>33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234">
                <text:p>23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202">
                <text:p>20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230">
                <text:p>23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20">
                <text:p>22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29">
                <text:p>22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47">
                <text:p>24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230">
                <text:p>23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280">
                <text:p>28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204">
                <text:p>20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02">
                <text:p>20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223">
                <text:p>22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43">
                <text:p>24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246">
                <text:p>24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225">
                <text:p>22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214">
                <text:p>21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266">
                <text:p>26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44">
                <text:p>24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253">
                <text:p>25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08">
                <text:p>20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94">
                <text:p>29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32">
                <text:p>23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219">
                <text:p>21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257">
                <text:p>25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248">
                <text:p>24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269">
                <text:p>26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216">
                <text:p>21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235">
                <text:p>23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203">
                <text:p>20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224">
                <text:p>22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19">
                <text:p>21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92">
                <text:p>19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218">
                <text:p>21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223">
                <text:p>22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232">
                <text:p>23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01">
                <text:p>20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234">
                <text:p>23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217">
                <text:p>21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211">
                <text:p>21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242">
                <text:p>24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73">
                <text:p>27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264">
                <text:p>26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252">
                <text:p>25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240">
                <text:p>24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211">
                <text:p>21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247">
                <text:p>247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299">
                <text:p>29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201">
                <text:p>201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240">
                <text:p>24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205">
                <text:p>20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13">
                <text:p>21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62">
                <text:p>162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213">
                <text:p>21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43">
                <text:p>24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203">
                <text:p>203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210">
                <text:p>21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20">
                <text:p>22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204">
                <text:p>20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208">
                <text:p>20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236">
                <text:p>23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94">
                <text:p>194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219">
                <text:p>21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208">
                <text:p>20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209">
                <text:p>20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249">
                <text:p>24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217">
                <text:p>21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202">
                <text:p>20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221">
                <text:p>22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52">
                <text:p>25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98">
                <text:p>19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82">
                <text:p>18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213">
                <text:p>21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85">
                <text:p>18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97">
                <text:p>19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206">
                <text:p>20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32">
                <text:p>13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35">
                <text:p>23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18">
                <text:p>21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95">
                <text:p>19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53">
                <text:p>15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09">
                <text:p>20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80">
                <text:p>18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244">
                <text:p>24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95">
                <text:p>195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68">
                <text:p>16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241">
                <text:p>24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91">
                <text:p>19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45">
                <text:p>14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219">
                <text:p>21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65">
                <text:p>165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07">
                <text:p>20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75">
                <text:p>175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51">
                <text:p>151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210">
                <text:p>21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78">
                <text:p>17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60">
                <text:p>16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202">
                <text:p>20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81">
                <text:p>18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03">
                <text:p>20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76">
                <text:p>17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78">
                <text:p>17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228">
                <text:p>22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77">
                <text:p>17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79">
                <text:p>17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229">
                <text:p>22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76">
                <text:p>17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73">
                <text:p>17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237">
                <text:p>23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53">
                <text:p>15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212">
                <text:p>21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47">
                <text:p>24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42">
                <text:p>14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215">
                <text:p>21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93">
                <text:p>19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93">
                <text:p>93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203">
                <text:p>203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75">
                <text:p>17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204">
                <text:p>20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99">
                <text:p>19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204">
                <text:p>204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75">
                <text:p>17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50">
                <text:p>15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201">
                <text:p>201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77">
                <text:p>17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214">
                <text:p>21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28">
                <text:p>22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66">
                <text:p>16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90">
                <text:p>19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177">
                <text:p>17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64">
                <text:p>16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01">
                <text:p>201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67">
                <text:p>16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76">
                <text:p>176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46">
                <text:p>14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233">
                <text:p>23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65">
                <text:p>165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42">
                <text:p>14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98">
                <text:p>19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56">
                <text:p>15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213">
                <text:p>213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8">
                <text:p>11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51">
                <text:p>15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202">
                <text:p>202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73">
                <text:p>173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81">
                <text:p>8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662cm" svg:y="0.316cm" chart:style-name="ch2">
          <text:p>30%/70% - 70%/30%; 500 msg/s</text:p>
        </chart:title>
        <chart:legend chart:legend-position="end" svg:x="14.206cm" svg:y="3.952cm" style:legend-expansion="high" chart:style-name="ch3"/>
        <chart:plot-area chart:style-name="ch4" chart:data-source-has-labels="both" svg:x="0.77cm" svg:y="1.635cm" svg:width="12.796cm" svg:height="6.765cm">
          <chartooo:coordinate-region svg:x="1.762cm" svg:y="1.835cm" svg:width="11.695cm" svg:height="5.52cm"/>
          <chart:axis chart:dimension="x" chart:name="primary-x" chart:style-name="ch5" chartooo:axis-type="auto">
            <chartooo:date-scale/>
            <chart:categories table:cell-range-address="local-table.$A$2:.$A$10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09" chart:label-cell-address="local-table.$B$1" chart:class="chart:line">
            <chart:data-point chart:repeated="1008"/>
          </chart:series>
          <chart:series chart:style-name="ch8" chart:values-cell-range-address="local-table.$C$2:.$C$1009" chart:label-cell-address="local-table.$C$1" chart:class="chart:line">
            <chart:data-point chart:repeated="10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</table:table-cell>
              <table:table-cell office:value-type="string">
                <text:p>Q2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1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7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1">
                <text:p>3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7">
                <text:p>2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05">
                <text:p>50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76">
                <text:p>37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35">
                <text:p>4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30">
                <text:p>4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04">
                <text:p>40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23">
                <text:p>52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12">
                <text:p>41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31">
                <text:p>33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76">
                <text:p>37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1">
                <text:p>37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23">
                <text:p>4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3">
                <text:p>36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93">
                <text:p>2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14">
                <text:p>31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44">
                <text:p>34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2">
                <text:p>38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3">
                <text:p>37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7">
                <text:p>34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6">
                <text:p>40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56">
                <text:p>55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56">
                <text:p>45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62">
                <text:p>56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26">
                <text:p>62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36">
                <text:p>63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46">
                <text:p>6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6">
                <text:p>57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646">
                <text:p>6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36">
                <text:p>53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46">
                <text:p>6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6">
                <text:p>63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16">
                <text:p>61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26">
                <text:p>62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6">
                <text:p>57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46">
                <text:p>6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46">
                <text:p>6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616">
                <text:p>61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616">
                <text:p>61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606">
                <text:p>60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06">
                <text:p>60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16">
                <text:p>6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96">
                <text:p>59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616">
                <text:p>61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466">
                <text:p>46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756">
                <text:p>75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06">
                <text:p>80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786">
                <text:p>78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776">
                <text:p>77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726">
                <text:p>72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676">
                <text:p>67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706">
                <text:p>7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56">
                <text:p>45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16">
                <text:p>6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16">
                <text:p>61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56">
                <text:p>5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66">
                <text:p>56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706">
                <text:p>7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716">
                <text:p>7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766">
                <text:p>76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16">
                <text:p>7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606">
                <text:p>60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576">
                <text:p>57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606">
                <text:p>60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616">
                <text:p>6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616">
                <text:p>61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646">
                <text:p>6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86">
                <text:p>4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86">
                <text:p>58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696">
                <text:p>69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46">
                <text:p>6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626">
                <text:p>62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636">
                <text:p>6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646">
                <text:p>64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666">
                <text:p>66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596">
                <text:p>59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656">
                <text:p>65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896">
                <text:p>89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836">
                <text:p>83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836">
                <text:p>83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86">
                <text:p>78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746">
                <text:p>74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716">
                <text:p>71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686">
                <text:p>68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656">
                <text:p>65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626">
                <text:p>62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606">
                <text:p>60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496">
                <text:p>49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626">
                <text:p>62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516">
                <text:p>5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606">
                <text:p>60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76">
                <text:p>57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46">
                <text:p>64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76">
                <text:p>47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566">
                <text:p>56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446">
                <text:p>4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616">
                <text:p>61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606">
                <text:p>60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646">
                <text:p>64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596">
                <text:p>59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586">
                <text:p>5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556">
                <text:p>55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506">
                <text:p>50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476">
                <text:p>47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526">
                <text:p>52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96">
                <text:p>49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546">
                <text:p>54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516">
                <text:p>5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486">
                <text:p>48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536">
                <text:p>53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506">
                <text:p>50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656">
                <text:p>65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606">
                <text:p>60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596">
                <text:p>59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566">
                <text:p>56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556">
                <text:p>55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586">
                <text:p>58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546">
                <text:p>54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96">
                <text:p>59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556">
                <text:p>55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466">
                <text:p>46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496">
                <text:p>49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566">
                <text:p>56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586">
                <text:p>58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556">
                <text:p>55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526">
                <text:p>5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496">
                <text:p>49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546">
                <text:p>54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516">
                <text:p>5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6">
                <text:p>48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536">
                <text:p>53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506">
                <text:p>50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476">
                <text:p>47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426">
                <text:p>42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276">
                <text:p>27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26">
                <text:p>1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